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ckage-Local Nicknames</text:title></text:p>
      <text:p text:style-name="OrgTitle"/>
      <text:p text:style-name="OrgSubtitle"><text:initial-creator>Gleefr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f2f99a">1. ISSUES</text:a></text:p>
          <text:p text:style-name="Contents_20_2"><text:a xlink:type="simple" xlink:href="#orgedc22e1">1.1. Issue 1.</text:a></text:p>
          <text:p text:style-name="Contents_20_3"><text:a xlink:type="simple" xlink:href="#org03400ea">1.1.1. Proposal</text:a></text:p>
          <text:p text:style-name="Contents_20_3"><text:a xlink:type="simple" xlink:href="#org0af256f">1.1.2. Currently</text:a></text:p>
          <text:p text:style-name="Contents_20_2"><text:a xlink:type="simple" xlink:href="#org9243848">1.2. Issue 2 (PRINT-READ consistency)</text:a></text:p>
          <text:p text:style-name="Contents_20_3"><text:a xlink:type="simple" xlink:href="#orgc96684a">1.2.1. Example</text:a></text:p>
          <text:p text:style-name="Contents_20_3"><text:a xlink:type="simple" xlink:href="#orgdac59ea">1.2.2. Currently</text:a></text:p>
          <text:p text:style-name="Contents_20_3"><text:a xlink:type="simple" xlink:href="#org758afe1">1.2.3. Proposals</text:a></text:p>
          <text:p text:style-name="Contents_20_2"><text:a xlink:type="simple" xlink:href="#org583d3b9">1.3. Issue 3</text:a></text:p>
          <text:p text:style-name="Contents_20_3"><text:a xlink:type="simple" xlink:href="#orgdaae1bc">1.3.1. Example</text:a></text:p>
          <text:p text:style-name="Contents_20_3"><text:a xlink:type="simple" xlink:href="#org41ac9e9">1.3.2. Proposal</text:a></text:p>
          <text:p text:style-name="Contents_20_3"><text:a xlink:type="simple" xlink:href="#orgd270035">1.3.3. Currently</text:a></text:p>
          <text:p text:style-name="Contents_20_2"><text:a xlink:type="simple" xlink:href="#orgbfb2f8a">1.4. Issue 4</text:a></text:p>
          <text:p text:style-name="Contents_20_3"><text:a xlink:type="simple" xlink:href="#org4d5470c">1.4.1. Example</text:a></text:p>
          <text:p text:style-name="Contents_20_3"><text:a xlink:type="simple" xlink:href="#org5f948c2">1.4.2. Proposal</text:a></text:p>
          <text:p text:style-name="Contents_20_3"><text:a xlink:type="simple" xlink:href="#orgc7e2b9f">1.4.3. Currently</text:a></text:p>
          <text:p text:style-name="Contents_20_2"><text:a xlink:type="simple" xlink:href="#org06bdd28">1.5. Issue 5</text:a></text:p>
          <text:p text:style-name="Contents_20_3"><text:a xlink:type="simple" xlink:href="#orgf79831a">1.5.1. Example</text:a></text:p>
          <text:p text:style-name="Contents_20_3"><text:a xlink:type="simple" xlink:href="#orgc32dd39">1.5.2. Proposal</text:a></text:p>
          <text:p text:style-name="Contents_20_3"><text:a xlink:type="simple" xlink:href="#org8d84838">1.5.3. Currently</text:a></text:p>
          <text:p text:style-name="Contents_20_2"><text:a xlink:type="simple" xlink:href="#org2d0dcc0">1.6. Proposal 6</text:a></text:p>
          <text:p text:style-name="Contents_20_3"><text:a xlink:type="simple" xlink:href="#orgcac097d">1.6.1. Currently</text:a></text:p>
          <text:p text:style-name="Contents_20_2"><text:a xlink:type="simple" xlink:href="#orgc9eaea5">1.7. Issue 7</text:a></text:p>
          <text:p text:style-name="Contents_20_3"><text:a xlink:type="simple" xlink:href="#org49a7551">1.7.1. Example</text:a></text:p>
          <text:p text:style-name="Contents_20_3"><text:a xlink:type="simple" xlink:href="#orga9f63c8">1.7.2. Proposal</text:a></text:p>
          <text:p text:style-name="Contents_20_3"><text:a xlink:type="simple" xlink:href="#org4f144b3">1.7.3. Currently</text:a></text:p>
          <text:p text:style-name="Contents_20_2"><text:a xlink:type="simple" xlink:href="#org3e2ea2b">1.8. Issue 8 <text:span text:style-name="Emphasis">by |3b|</text:span></text:a></text:p>
          <text:p text:style-name="Contents_20_3"><text:a xlink:type="simple" xlink:href="#orgd65842e">1.8.1. Example</text:a></text:p>
          <text:p text:style-name="Contents_20_2"><text:a xlink:type="simple" xlink:href="#orgbc15a9d">1.9. Issue 9</text:a></text:p>
          <text:p text:style-name="Contents_20_3"><text:a xlink:type="simple" xlink:href="#orgb5ab6d1">1.9.1. Example</text:a></text:p>
          <text:p text:style-name="Contents_20_3"><text:a xlink:type="simple" xlink:href="#org1b8934f">1.9.2. Currently</text:a></text:p>
          <text:p text:style-name="Contents_20_3"><text:a xlink:type="simple" xlink:href="#org6eca580">1.9.3. Proposals</text:a></text:p>
          <text:p text:style-name="Contents_20_1"><text:a xlink:type="simple" xlink:href="#orgb6341c6">2. Introduction</text:a></text:p>
          <text:p text:style-name="Contents_20_2"><text:a xlink:type="simple" xlink:href="#org03b49ca">2.1. Rationale</text:a></text:p>
          <text:p text:style-name="Contents_20_2"><text:a xlink:type="simple" xlink:href="#org5558ab8">2.2. Current state</text:a></text:p>
          <text:p text:style-name="Contents_20_2"><text:a xlink:type="simple" xlink:href="#org962a709">2.3. Goal</text:a></text:p>
          <text:p text:style-name="Contents_20_1"><text:a xlink:type="simple" xlink:href="#orgb4f20f0">3. Specification</text:a></text:p>
          <text:p text:style-name="Contents_20_2"><text:a xlink:type="simple" xlink:href="#org2006ae5">3.1. Description</text:a></text:p>
          <text:p text:style-name="Contents_20_3"><text:a xlink:type="simple" xlink:href="#org361f1d6">3.1.1. Concept</text:a></text:p>
          <text:p text:style-name="Contents_20_3"><text:a xlink:type="simple" xlink:href="#orgba10f41">3.1.2. API</text:a></text:p>
          <text:p text:style-name="Contents_20_3"><text:a xlink:type="simple" xlink:href="#orgcf261d3">3.1.3. Affected symbols</text:a></text:p>
          <text:p text:style-name="Contents_20_3"><text:a xlink:type="simple" xlink:href="#orgc784fad">3.1.4. <text:span text:style-name="OrgCode">*FEATURES*</text:span></text:a></text:p>
          <text:p text:style-name="Contents_20_2"><text:a xlink:type="simple" xlink:href="#orgfa2bd59">3.2. Examples</text:a></text:p>
          <text:p text:style-name="Contents_20_1"><text:a xlink:type="simple" xlink:href="#org8b57601">4. Links</text:a></text:p>
          <text:p text:style-name="Contents_20_1"><text:a xlink:type="simple" xlink:href="#org0d60fb7">5. Copying and License</text:a></text:p>
        </text:index-body>
      </text:table-of-content>
      <text:p text:style-name="Text_20_body">[THIS IS A DRAFT]
</text:p>
      <text:h text:style-name="Heading_20_1" text:outline-level="1" text:is-list-header="false">
<text:bookmark-start text:name="OrgXref.orgcf2f99a"/>
<text:bookmark text:name="orgcf2f99a"/>ISSUES
<text:bookmark-end text:name="OrgXref.orgcf2f99a"/></text:h>
      <text:h text:style-name="Heading_20_2" text:outline-level="2" text:is-list-header="false">
<text:bookmark-start text:name="OrgXref.orgedc22e1"/>
<text:bookmark text:name="orgedc22e1"/>Issue 1.
<text:bookmark-end text:name="OrgXref.orgedc22e1"/></text:h>
      <text:p text:style-name="Text_20_body">Inconsistency between return values of <text:span text:style-name="OrgCode">add-package-local-nickname</text:span> and
<text:span text:style-name="OrgCode">remove-package-local-nickname</text:span>. First always returns <text:span text:style-name="Emphasis">designated package</text:span>,
second one returns <text:span text:style-name="Emphasis">true</text:span> if a nickname was removed (but it is not specified
what exactly is returned). (Somewhat similar functions from the standard -
<text:span text:style-name="OrgCode">use-package</text:span> and <text:span text:style-name="OrgCode">unuse-package</text:span> always return <text:span text:style-name="OrgCode">T</text:span> - their api is
consistent.)
</text:p>
      <text:h text:style-name="Heading_20_3" text:outline-level="3" text:is-list-header="false">
<text:bookmark-start text:name="OrgXref.org03400ea"/>
<text:bookmark text:name="org03400ea"/>Proposal
<text:bookmark-end text:name="OrgXref.org03400ea"/></text:h>
      <text:list text:style-name="OrgBulletedList" text:continue-numbering="false">
        <text:list-item>
          <text:p text:style-name="Text_20_body"><text:span text:style-name="OrgCode">add-package-local-nickname</text:span> should return <text:span text:style-name="Emphasis">designated package</text:span> if a new
nickname was added and <text:span text:style-name="OrgCode">NIL</text:span> otherwise (if it already existed).
</text:p>
        </text:list-item>
        <text:list-item>
          <text:p text:style-name="Text_20_body"><text:span text:style-name="OrgCode">remove-package-local-nickname</text:span> should return <text:span text:style-name="Emphasis">designated package</text:span> if
nickname was removed and <text:span text:style-name="OrgCode">NIL</text:span> otherwise.
</text:p>
        </text:list-item>
      </text:list>
      <text:h text:style-name="Heading_20_3" text:outline-level="3" text:is-list-header="false">
<text:bookmark-start text:name="OrgXref.org0af256f"/>
<text:bookmark text:name="org0af256f"/>Currently
<text:bookmark-end text:name="OrgXref.org0af256f"/></text:h>
      <text:p text:style-name="Text_20_body">sbcl, ccl, ecl, acl, abcl, clasp: <text:span text:style-name="OrgCode">add-package-local-nickname</text:span> always returns
<text:span text:style-name="Emphasis">designated package</text:span>.
</text:p>
      <text:p text:style-name="Text_20_body">sbcl, ccl, ecl, acl, clasp: <text:span text:style-name="OrgCode">remove-package-local-nickname</text:span> returns <text:span text:style-name="OrgCode">T</text:span> on
success and <text:span text:style-name="OrgCode">NIL</text:span>
</text:p>
      <text:p text:style-name="Text_20_body"> abcl: <text:span text:style-name="OrgCode">remove-package-local-nickname</text:span> returns package nicknamed by the
 removed nickname on success and <text:span text:style-name="OrgCode">NIL</text:span>.  [ That seems nice ]
<text:a xlink:type="simple" xlink:href="./issues/1.org">Issue 1</text:a>
</text:p>
      <text:h text:style-name="Heading_20_2" text:outline-level="2" text:is-list-header="false">
<text:bookmark-start text:name="OrgXref.org9243848"/>
<text:bookmark text:name="org9243848"/>Issue 2 (PRINT-READ consistency)
<text:bookmark-end text:name="OrgXref.org9243848"/></text:h>
      <text:p text:style-name="Text_20_body">Lisp reader uses <text:span text:style-name="OrgCode">find-package</text:span> to read a symbol, and is affected by <text:span text:style-name="Emphasis">local
nicknames</text:span> of the <text:span text:style-name="Emphasis">current package</text:span>. So in order to maintain <text:span text:style-name="Bold">print-read</text:span>
consistency it is required to use a correct <text:span text:style-name="Emphasis">package prefix</text:span> - such prefix
that calling <text:span text:style-name="OrgCode">find-package</text:span> on it in the <text:span text:style-name="Emphasis">current package</text:span> will return the
symbol's <text:span text:style-name="Emphasis">home package</text:span>.
</text:p>
      <text:p text:style-name="Text_20_body">There are several situations to consider:
</text:p>
      <text:list text:style-name="OrgNumberedList" text:continue-numbering="false">
        <text:list-item>
          <text:p text:style-name="Text_20_body">There <text:span text:style-name="Bold">is</text:span> a <text:span text:style-name="Emphasis">local nickname</text:span> defined in the <text:span text:style-name="Emphasis">current package</text:span> for the
symbol's <text:span text:style-name="Emphasis">home package</text:span>.
</text:p>
          <text:p text:style-name="Text_20_body"><text:span text:style-name="Emphasis">In this case such local nickname can be used as the package prefix.</text:span>
</text:p>
        </text:list-item>
        <text:list-item>
          <text:p text:style-name="Text_20_body">Symbol's home <text:span text:style-name="Emphasis">package name</text:span> or one of its <text:span text:style-name="Emphasis">global nicknames</text:span> is not
shadowed by any <text:span text:style-name="Emphasis">local nickname</text:span> defined in the <text:span text:style-name="Emphasis">current package</text:span>.
</text:p>
          <text:p text:style-name="Text_20_body"><text:span text:style-name="Emphasis">In this case that package name or global nickname can be used as the
package prefix.</text:span>
</text:p>
        </text:list-item>
        <text:list-item>
          <text:p text:style-name="Text_20_body">Symbol's home <text:span text:style-name="Emphasis">package name</text:span> and all its <text:span text:style-name="Emphasis">global nicknames</text:span> are shadowed by
one of the <text:span text:style-name="Emphasis">local nicknames</text:span> of the <text:span text:style-name="Emphasis">current package</text:span> and there <text:span text:style-name="Bold">is no</text:span>
<text:span text:style-name="Emphasis">local nickname</text:span> defined (in the <text:span text:style-name="Emphasis">current package</text:span>) for the symbol's home
package.
</text:p>
          <text:p text:style-name="Text_20_body"><text:span text:style-name="Emphasis">It is not clear what should be done in this case (see proposals).</text:span>
</text:p>
        </text:list-item>
      </text:list>
      <text:h text:style-name="Heading_20_3" text:outline-level="3" text:is-list-header="false">
<text:bookmark-start text:name="OrgXref.orgc96684a"/>
<text:bookmark text:name="orgc96684a"/>Example
<text:bookmark-end text:name="OrgXref.orgc96684a"/></text:h>
      <text:p text:style-name="OrgSrcBlock">(<text:span text:style-name="OrgSrcFontLockKeywordFace">defpackage</text:span><text:s/><text:span text:style-name="OrgSrcFontLockBuiltinFace">#:a</text:span><text:s/>(<text:span text:style-name="OrgSrcFontLockBuiltinFace">:use</text:span>)<text:s/>(<text:span text:style-name="OrgSrcFontLockBuiltinFace">:export</text:span><text:s/><text:span text:style-name="OrgSrcFontLockBuiltinFace">#:+</text:span>))</text:p>
      <text:p text:style-name="OrgSrcBlock">(<text:span text:style-name="OrgSrcFontLockKeywordFace">defpackage</text:span><text:s/><text:span text:style-name="OrgSrcFontLockBuiltinFace">#:b</text:span><text:s/>(<text:span text:style-name="OrgSrcFontLockBuiltinFace">:local-nicknames</text:span><text:s/>(<text:span text:style-name="OrgSrcFontLockBuiltinFace">#:a</text:span><text:s/><text:span text:style-name="OrgSrcFontLockBuiltinFace">#:cl</text:span>)))</text:p>
      <text:p text:style-name="OrgSrcBlock">(<text:span text:style-name="OrgSrcFontLockKeywordFace">let</text:span><text:s/>((*package*<text:s/>(find-package<text:s/>'<text:span text:style-name="OrgSrcFontLockBuiltinFace">#:b</text:span>)))</text:p>
      <text:p text:style-name="OrgSrcBlock"><text:s/><text:s/>(print<text:s/>'a:+))</text:p>
      <text:p text:style-name="OrgSrcBlock"><text:span text:style-name="OrgSrcFontLockCommentDelimiterFace">;<text:s/></text:span><text:span text:style-name="OrgSrcFontLockCommentFace">=&gt;<text:s/>a:+<text:s/>everywhere</text:span></text:p>
      <text:p text:style-name="OrgSrcBlockLastLine"><text:span text:style-name="OrgSrcFontLockCommentDelimiterFace">;;<text:s/></text:span><text:span text:style-name="OrgSrcFontLockCommentFace">but<text:s/>in<text:s/>#:b<text:s/>package<text:s/>a:+<text:s/>would<text:s/>refer<text:s/>to<text:s/>cl:+</text:span></text:p>
      <text:p text:style-name="OrgSrcBlock">(<text:span text:style-name="OrgSrcFontLockKeywordFace">defpackage</text:span><text:s/><text:span text:style-name="OrgSrcFontLockBuiltinFace">#:a</text:span><text:s/>(<text:span text:style-name="OrgSrcFontLockBuiltinFace">:use</text:span>)<text:s/>(<text:span text:style-name="OrgSrcFontLockBuiltinFace">:export</text:span><text:s/><text:span text:style-name="OrgSrcFontLockBuiltinFace">#:+</text:span>))</text:p>
      <text:p text:style-name="OrgSrcBlock">(<text:span text:style-name="OrgSrcFontLockKeywordFace">defpackage</text:span><text:s/><text:span text:style-name="OrgSrcFontLockBuiltinFace">#:b</text:span><text:s/>(<text:span text:style-name="OrgSrcFontLockBuiltinFace">:use</text:span>)<text:s/>(<text:span text:style-name="OrgSrcFontLockBuiltinFace">:export</text:span><text:s/><text:span text:style-name="OrgSrcFontLockBuiltinFace">#:+</text:span>))</text:p>
      <text:p text:style-name="OrgSrcBlock">(<text:span text:style-name="OrgSrcFontLockKeywordFace">defpackage</text:span><text:s/><text:span text:style-name="OrgSrcFontLockBuiltinFace">#:c</text:span><text:s/>(<text:span text:style-name="OrgSrcFontLockBuiltinFace">:use</text:span>)<text:s/>(<text:span text:style-name="OrgSrcFontLockBuiltinFace">:local-nicknames</text:span><text:s/>(<text:span text:style-name="OrgSrcFontLockBuiltinFace">#:a</text:span><text:s/><text:span text:style-name="OrgSrcFontLockBuiltinFace">#:b</text:span>)<text:s/>(<text:span text:style-name="OrgSrcFontLockBuiltinFace">#:b</text:span><text:s/><text:span text:style-name="OrgSrcFontLockBuiltinFace">#:a</text:span>)))</text:p>
      <text:p text:style-name="OrgSrcBlock">(<text:span text:style-name="OrgSrcFontLockKeywordFace">let</text:span><text:s/>((*package*<text:s/>(find-package<text:s/>'<text:span text:style-name="OrgSrcFontLockBuiltinFace">#:c</text:span>)))</text:p>
      <text:p text:style-name="OrgSrcBlock"><text:s/><text:s/>(print<text:s/>'a:+))</text:p>
      <text:p text:style-name="OrgSrcBlock"><text:span text:style-name="OrgSrcFontLockCommentDelimiterFace">;<text:s/></text:span><text:span text:style-name="OrgSrcFontLockCommentFace">=&gt;<text:s/>b:+<text:s/><text:s/>(sbcl,<text:s/>ccl,<text:s/>abcl)</text:span></text:p>
      <text:p text:style-name="OrgSrcBlock"><text:span text:style-name="OrgSrcFontLockCommentDelimiterFace">;<text:s/></text:span><text:span text:style-name="OrgSrcFontLockCommentFace">=&gt;<text:s/>a:+<text:s/><text:s/>(clasp,<text:s/>acl,<text:s/>ecl)</text:span></text:p>
      <text:p text:style-name="OrgSrcBlockLastLine"><text:span text:style-name="OrgSrcFontLockCommentDelimiterFace">;;<text:s/></text:span><text:span text:style-name="OrgSrcFontLockCommentFace">but<text:s/>in<text:s/>#:c<text:s/>package<text:s/>a:+<text:s/>would<text:s/>refer<text:s/>to<text:s/>b:+</text:span></text:p>
      <text:h text:style-name="Heading_20_3" text:outline-level="3" text:is-list-header="false">
<text:bookmark-start text:name="OrgXref.orgdac59ea"/>
<text:bookmark text:name="orgdac59ea"/>Currently
<text:bookmark-end text:name="OrgXref.orgdac59ea"/></text:h>
      <text:p text:style-name="Text_20_body">sbcl, ccl, abcl: print symbol with package name when all package's names
and nicknames are shadowed by <text:span text:style-name="Emphasis">current package</text:span>'s <text:span text:style-name="Emphasis">local nicknames</text:span>.
</text:p>
      <text:p text:style-name="Text_20_body">ecl, acl, clasp: don't print with local nicknames at all.
</text:p>
      <text:h text:style-name="Heading_20_3" text:outline-level="3" text:is-list-header="false">
<text:bookmark-start text:name="OrgXref.org758afe1"/>
<text:bookmark text:name="org758afe1"/>Proposals
<text:bookmark-end text:name="OrgXref.org758afe1"/></text:h>
      <text:list text:style-name="OrgBulletedList" text:continue-numbering="false">
        <text:list-item>
          <text:p text:style-name="Text_20_body">The symbol must be printed using the <text:span text:style-name="OrgCode">#.</text:span> syntax:
</text:p>
          <text:p text:style-name="OrgSrcBlock">#.(cl:let<text:s/>((cl:*package*<text:s/>(cl:find-package<text:s/><text:span text:style-name="OrgSrcFontLockStringFace">"KEYWORD"</text:span>)))</text:p>
          <text:p text:style-name="OrgSrcBlock"><text:s/><text:s/><text:s/><text:s/>(cl:find-symbol<text:s/><text:span text:style-name="OrgSrcFontLockStringFace">"BAR"</text:span><text:s/><text:span text:style-name="OrgSrcFontLockStringFace">"FOO"</text:span>))</text:p>
          <text:p text:style-name="OrgSrcBlock"><text:span text:style-name="OrgSrcFontLockCommentDelimiterFace">;;<text:s/></text:span><text:span text:style-name="OrgSrcFontLockCommentFace">or</text:span></text:p>
          <text:p text:style-name="OrgSrcBlock">#.(cl:let<text:s/>((cl:*package*<text:s/>(cl:find-package<text:s/><text:span text:style-name="OrgSrcFontLockStringFace">"KEYWORD"</text:span>)))</text:p>
          <text:p text:style-name="OrgSrcBlockLastLine"><text:s/><text:s/><text:s/><text:s/>(cl:intern<text:s/><text:span text:style-name="OrgSrcFontLockStringFace">"BAR"</text:span><text:s/><text:span text:style-name="OrgSrcFontLockStringFace">"FOO"</text:span>))</text:p>
          <text:p text:style-name="Text_20_body">Note that <text:span text:style-name="OrgCode">#:KEYWORD</text:span> name is reserved for the <text:span text:style-name="OrgCode">#:KEYWORD</text:span> package and
cannot be used as a <text:span text:style-name="Emphasis">local nickname</text:span> thus this expression will always
evaluate to the symbol <text:span text:style-name="OrgCode">foo::bar</text:span>.
</text:p>
        </text:list-item>
        <text:list-item>
          <text:p text:style-name="Text_20_body"><text:span text:style-name="Emphasis">Shinmera's idea</text:span>. In this case an extended <text:span text:style-name="OrgCode">#:</text:span> syntax should be used:
</text:p>
          <text:p text:style-name="OrgFixedWidthBlockLastLine">#:(package name) and #::(package name)</text:p>
        </text:list-item>
        <text:list-item>
          <text:p text:style-name="Text_20_body">In this case the symbol must be printed using the <text:span text:style-name="OrgCode">#`</text:span> syntax for reading
an expression ignoring <text:span text:style-name="Emphasis">local nicknames</text:span> in the <text:span text:style-name="Emphasis">current package</text:span>:
</text:p>
          <text:p text:style-name="OrgFixedWidthBlockLastLine">#`foo:bar <text:s text:c="1"/>and <text:s text:c="1"/>#`foo::bar</text:p>
          <text:p text:style-name="Text_20_body">It can be implemented roughly as follows:
</text:p>
          <text:p text:style-name="OrgSrcBlock">(<text:span text:style-name="OrgSrcFontLockKeywordFace">defun</text:span><text:s/>|#`-reader|<text:s/>(stream<text:s/>subchar<text:s/>arg)</text:p>
          <text:p text:style-name="OrgSrcBlock"><text:s/><text:s/>(<text:span text:style-name="OrgSrcFontLockKeywordFace">declare</text:span><text:s/>(ignore<text:s/>subchar<text:s/>arg))</text:p>
          <text:p text:style-name="OrgSrcBlock"><text:s/><text:s/>(<text:span text:style-name="OrgSrcFontLockKeywordFace">let*</text:span><text:s/>((current-package<text:s/>*package*)</text:p>
          <text:p text:style-name="OrgSrcBlock"><text:s/><text:s/><text:s/><text:s/><text:s/><text:s/><text:s/><text:s/><text:s/>(local-nicknames<text:s/>(package-local-nicknames<text:s/>current-package)))</text:p>
          <text:p text:style-name="OrgSrcBlock"><text:s/><text:s/><text:s/><text:s/>(<text:span text:style-name="OrgSrcFontLockKeywordFace">loop</text:span><text:s/>for<text:s/>(nick<text:s/>.<text:s/>package)<text:s/>in<text:s/>local-nicknames</text:p>
          <text:p text:style-name="OrgSrcBlock"><text:s/><text:s/><text:s/><text:s/><text:s/><text:s/><text:s/><text:s/><text:s/><text:s/>do<text:s/>(remove-package-local-nickname<text:s/>nick<text:s/>current-package))</text:p>
          <text:p text:style-name="OrgSrcBlock"><text:s/><text:s/><text:s/><text:s/>(<text:span text:style-name="OrgSrcFontLockKeywordFace">unwind-protect</text:span></text:p>
          <text:p text:style-name="OrgSrcBlock"><text:s/><text:s/><text:s/><text:s/><text:s/><text:s/>(read<text:s/>stream<text:s/>t<text:s/>nil<text:s/>t)</text:p>
          <text:p text:style-name="OrgSrcBlock"><text:s/><text:s/><text:s/><text:s/><text:s/><text:s/>(<text:span text:style-name="OrgSrcFontLockKeywordFace">loop</text:span><text:s/>for<text:s/>(nick<text:s/>.<text:s/>package)<text:s/>in<text:s/>local-nicknames</text:p>
          <text:p text:style-name="OrgSrcBlock"><text:s/><text:s/><text:s/><text:s/><text:s/><text:s/><text:s/><text:s/><text:s/><text:s/><text:s/><text:s/>do<text:s/>(add-package-local-nickname<text:s/>nick<text:s/>package<text:s/>current-package)))))</text:p>
          <text:p text:style-name="OrgSrcBlock"/>
          <text:p text:style-name="OrgSrcBlockLastLine">(set-dispatch-macro-character<text:s/>#\#<text:s/>#\`<text:s/>#'|#`-reader|)</text:p>
          <text:p text:style-name="Text_20_body">It is implementation dependent whether <text:span text:style-name="Emphasis">local nicknames</text:span> are actually
removed from the <text:span text:style-name="Emphasis">current package</text:span> or not.
</text:p>
        </text:list-item>
        <text:list-item>
          <text:p text:style-name="Text_20_body">In this case the symbol must be printed unreadably (specifics are
implementation dependent):
</text:p>
          <text:p text:style-name="OrgFixedWidthBlock">#&lt;SYMBOL IN THE SHADOWED PACKAGE FOO:BAR&gt;</text:p>
          <text:p text:style-name="OrgFixedWidthBlockLastLine">#&lt;SYMBOL IN THE SHADOWED PACKAGE FOO::BAR&gt;</text:p>
          <text:p text:style-name="Text_20_body">If <text:span text:style-name="OrgCode">*print-readably*</text:span> is <text:span text:style-name="Emphasis">true</text:span> must signal an error of type
<text:span text:style-name="OrgCode">print-not-readable</text:span> without printing anything.
</text:p>
        </text:list-item>
        <text:list-item>
          <text:p text:style-name="Text_20_body">In this case the symbol must be printed using <text:span text:style-name="OrgCode">:::</text:span> and <text:span text:style-name="OrgCode">::::</text:span> syntax
to lookup and intern ignoring <text:span text:style-name="Emphasis">local nicknames</text:span> respectively:
</text:p>
          <text:p text:style-name="OrgSrcBlock">foo:::bar<text:s/><text:s/><text:span text:style-name="OrgSrcFontLockCommentFace">;<text:s/>same<text:s/>as<text:s/>(cl:find-symbol<text:s/>"BAR"<text:s/>"FOO")<text:s/>in<text:s/>the<text:s/>#:KEYWORD<text:s/>package</text:span></text:p>
          <text:p text:style-name="OrgSrcBlockLastLine">foo::::bar<text:s/><text:s/><text:span text:style-name="OrgSrcFontLockCommentFace">;<text:s/>same<text:s/>as<text:s/>(cl:intern<text:s/>"BAR"<text:s/>"FOO")<text:s/>in<text:s/>#:KEYWORD<text:s/>package</text:span></text:p>
        </text:list-item>
      </text:list>
      <text:p text:style-name="Text_20_body"><text:a xlink:type="simple" xlink:href="./issues/2.org">Issue 2</text:a>
</text:p>
      <text:h text:style-name="Heading_20_2" text:outline-level="2" text:is-list-header="false">
<text:bookmark-start text:name="OrgXref.org583d3b9"/>
<text:bookmark text:name="org583d3b9"/>Issue 3
<text:bookmark-end text:name="OrgXref.org583d3b9"/></text:h>
      <text:p text:style-name="Text_20_body">It is not clear whether <text:span text:style-name="Emphasis">local nicknames</text:span> of the <text:span text:style-name="Emphasis">current package</text:span> should
affect <text:span text:style-name="OrgCode">make-package</text:span> or <text:span text:style-name="OrgCode">defpackage</text:span>.
</text:p>
      <text:h text:style-name="Heading_20_3" text:outline-level="3" text:is-list-header="false">
<text:bookmark-start text:name="OrgXref.orgdaae1bc"/>
<text:bookmark text:name="orgdaae1bc"/>Example
<text:bookmark-end text:name="OrgXref.orgdaae1bc"/></text:h>
      <text:p text:style-name="OrgSrcBlock">(<text:span text:style-name="OrgSrcFontLockKeywordFace">defpackage</text:span><text:s/><text:span text:style-name="OrgSrcFontLockBuiltinFace">#:a</text:span><text:s/>(<text:span text:style-name="OrgSrcFontLockBuiltinFace">:use</text:span>)<text:s/>(<text:span text:style-name="OrgSrcFontLockBuiltinFace">:export</text:span><text:s/><text:span text:style-name="OrgSrcFontLockBuiltinFace">#:x</text:span>))</text:p>
      <text:p text:style-name="OrgSrcBlock">(<text:span text:style-name="OrgSrcFontLockKeywordFace">defpackage</text:span><text:s/><text:span text:style-name="OrgSrcFontLockBuiltinFace">#:b</text:span><text:s/>(<text:span text:style-name="OrgSrcFontLockBuiltinFace">:use</text:span>)<text:s/>(<text:span text:style-name="OrgSrcFontLockBuiltinFace">:export</text:span><text:s/><text:span text:style-name="OrgSrcFontLockBuiltinFace">#:x</text:span>))</text:p>
      <text:p text:style-name="OrgSrcBlock">(<text:span text:style-name="OrgSrcFontLockKeywordFace">defpackage</text:span><text:s/><text:span text:style-name="OrgSrcFontLockBuiltinFace">#:c</text:span></text:p>
      <text:p text:style-name="OrgSrcBlock"><text:s/><text:s/>(<text:span text:style-name="OrgSrcFontLockBuiltinFace">:use</text:span><text:s/><text:span text:style-name="OrgSrcFontLockBuiltinFace">#:cl</text:span>)</text:p>
      <text:p text:style-name="OrgSrcBlock"><text:s/><text:s/>(<text:span text:style-name="OrgSrcFontLockBuiltinFace">:local-nicknames</text:span><text:s/>(<text:span text:style-name="OrgSrcFontLockBuiltinFace">#:a</text:span><text:s/><text:span text:style-name="OrgSrcFontLockBuiltinFace">#:b</text:span>)<text:s/>(<text:span text:style-name="OrgSrcFontLockBuiltinFace">#:b</text:span><text:s/><text:span text:style-name="OrgSrcFontLockBuiltinFace">#:a</text:span>)))</text:p>
      <text:p text:style-name="OrgSrcBlock"/>
      <text:p text:style-name="OrgSrcBlock">(<text:span text:style-name="OrgSrcFontLockKeywordFace">in-package</text:span><text:s/><text:span text:style-name="OrgSrcFontLockBuiltinFace">#:c</text:span>)</text:p>
      <text:p text:style-name="OrgSrcBlock">(<text:span text:style-name="OrgSrcFontLockKeywordFace">defpackage</text:span><text:s/><text:span text:style-name="OrgSrcFontLockBuiltinFace">#:d</text:span></text:p>
      <text:p text:style-name="OrgSrcBlock"><text:s/><text:s/>(<text:span text:style-name="OrgSrcFontLockBuiltinFace">:use</text:span><text:s/><text:span text:style-name="OrgSrcFontLockBuiltinFace">#:a</text:span>)</text:p>
      <text:p text:style-name="OrgSrcBlock"><text:s/><text:s/>(<text:span text:style-name="OrgSrcFontLockBuiltinFace">:export</text:span><text:s/><text:span text:style-name="OrgSrcFontLockBuiltinFace">#:x</text:span>))</text:p>
      <text:p text:style-name="OrgSrcBlock">(print<text:s/>(package-name<text:s/>(symbol-package<text:s/>'d:x)))</text:p>
      <text:p text:style-name="OrgSrcBlock"><text:span text:style-name="OrgSrcFontLockCommentDelimiterFace">;<text:s/></text:span><text:span text:style-name="OrgSrcFontLockCommentFace">=&gt;<text:s/>"B"<text:s/><text:s/>(sbcl,<text:s/>ccl,<text:s/>acl,<text:s/>abcl)</text:span></text:p>
      <text:p text:style-name="OrgSrcBlock"><text:span text:style-name="OrgSrcFontLockCommentDelimiterFace">;<text:s/></text:span><text:span text:style-name="OrgSrcFontLockCommentFace">=&gt;<text:s/>"A"<text:s/><text:s/>(ecl,<text:s/>clasp)</text:span></text:p>
      <text:p text:style-name="OrgSrcBlock"/>
      <text:p text:style-name="OrgSrcBlock">(<text:span text:style-name="OrgSrcFontLockKeywordFace">defpackage</text:span><text:s/><text:span text:style-name="OrgSrcFontLockBuiltinFace">#:e</text:span></text:p>
      <text:p text:style-name="OrgSrcBlock"><text:s/><text:s/>(<text:span text:style-name="OrgSrcFontLockBuiltinFace">:use</text:span>)</text:p>
      <text:p text:style-name="OrgSrcBlock"><text:s/><text:s/>(<text:span text:style-name="OrgSrcFontLockBuiltinFace">:local-nicknames</text:span><text:s/>(<text:span text:style-name="OrgSrcFontLockBuiltinFace">#:x</text:span><text:s/><text:span text:style-name="OrgSrcFontLockBuiltinFace">#:a</text:span>)))</text:p>
      <text:p text:style-name="OrgSrcBlock"/>
      <text:p text:style-name="OrgSrcBlock">(<text:span text:style-name="OrgSrcFontLockKeywordFace">let</text:span><text:s/>((*package*<text:s/>(find-package<text:s/>'<text:span text:style-name="OrgSrcFontLockBuiltinFace">#:e</text:span>)))</text:p>
      <text:p text:style-name="OrgSrcBlock"><text:s/><text:s/>(print<text:s/>(package-name<text:s/>(find-package<text:s/>'<text:span text:style-name="OrgSrcFontLockBuiltinFace">#:x</text:span>))))</text:p>
      <text:p text:style-name="OrgSrcBlock"><text:span text:style-name="OrgSrcFontLockCommentDelimiterFace">;<text:s/></text:span><text:span text:style-name="OrgSrcFontLockCommentFace">=&gt;<text:s/>"B"<text:s/><text:s/>(ccl,<text:s/>acl,<text:s/>abcl)</text:span></text:p>
      <text:p text:style-name="OrgSrcBlockLastLine"><text:span text:style-name="OrgSrcFontLockCommentDelimiterFace">;<text:s/></text:span><text:span text:style-name="OrgSrcFontLockCommentFace">=&gt;<text:s/>"A"<text:s/>(sbcl,<text:s/>ecl,<text:s/>clasp)</text:span></text:p>
      <text:h text:style-name="Heading_20_3" text:outline-level="3" text:is-list-header="false">
<text:bookmark-start text:name="OrgXref.org41ac9e9"/>
<text:bookmark text:name="org41ac9e9"/>Proposal
<text:bookmark-end text:name="OrgXref.org41ac9e9"/></text:h>
      <text:p text:style-name="Text_20_body">They should affect all options like <text:span text:style-name="OrgCode">:use</text:span>, <text:span text:style-name="OrgCode">:local-nicknames</text:span>,
<text:span text:style-name="OrgCode">:shadowing-import-from</text:span> and <text:span text:style-name="OrgCode">:import-from</text:span>.
</text:p>
      <text:h text:style-name="Heading_20_3" text:outline-level="3" text:is-list-header="false">
<text:bookmark-start text:name="OrgXref.orgd270035"/>
<text:bookmark text:name="orgd270035"/>Currently
<text:bookmark-end text:name="OrgXref.orgd270035"/></text:h>
      <text:p text:style-name="Text_20_body">ccl, acl, abcl: they do.
</text:p>
      <text:p text:style-name="Text_20_body">sbcl: partly (:use is affected, :local-nicknames are not)
</text:p>
      <text:p text:style-name="Text_20_body"> ecl, clasp: they don't.
<text:a xlink:type="simple" xlink:href="./issues/3.org">Issue 3</text:a>
</text:p>
      <text:h text:style-name="Heading_20_2" text:outline-level="2" text:is-list-header="false">
<text:bookmark-start text:name="OrgXref.orgbfb2f8a"/>
<text:bookmark text:name="orgbfb2f8a"/>Issue 4
<text:bookmark-end text:name="OrgXref.orgbfb2f8a"/></text:h>
      <text:p text:style-name="Text_20_body">It is not clear whether <text:span text:style-name="Emphasis">local nicknames</text:span> of the package <text:span text:style-name="Bold">being defined</text:span>
should affect <text:span text:style-name="OrgCode">make-package</text:span> or <text:span text:style-name="OrgCode">defpackage</text:span>.
</text:p>
      <text:h text:style-name="Heading_20_3" text:outline-level="3" text:is-list-header="false">
<text:bookmark-start text:name="OrgXref.org4d5470c"/>
<text:bookmark text:name="org4d5470c"/>Example
<text:bookmark-end text:name="OrgXref.org4d5470c"/></text:h>
      <text:p text:style-name="OrgSrcBlock">(<text:span text:style-name="OrgSrcFontLockKeywordFace">defpackage</text:span><text:s/><text:span text:style-name="OrgSrcFontLockBuiltinFace">#:a</text:span><text:s/>(<text:span text:style-name="OrgSrcFontLockBuiltinFace">:use</text:span>)<text:s/>(<text:span text:style-name="OrgSrcFontLockBuiltinFace">:export</text:span><text:s/><text:span text:style-name="OrgSrcFontLockBuiltinFace">#:x</text:span>))</text:p>
      <text:p text:style-name="OrgSrcBlock">(<text:span text:style-name="OrgSrcFontLockKeywordFace">defpackage</text:span><text:s/><text:span text:style-name="OrgSrcFontLockBuiltinFace">#:b</text:span><text:s/>(<text:span text:style-name="OrgSrcFontLockBuiltinFace">:use</text:span>)<text:s/>(<text:span text:style-name="OrgSrcFontLockBuiltinFace">:export</text:span><text:s/><text:span text:style-name="OrgSrcFontLockBuiltinFace">#:x</text:span>))</text:p>
      <text:p text:style-name="OrgSrcBlock">(<text:span text:style-name="OrgSrcFontLockKeywordFace">defpackage</text:span><text:s/><text:span text:style-name="OrgSrcFontLockBuiltinFace">#:c</text:span></text:p>
      <text:p text:style-name="OrgSrcBlock"><text:s/><text:s/>(<text:span text:style-name="OrgSrcFontLockBuiltinFace">:use</text:span><text:s/><text:span text:style-name="OrgSrcFontLockBuiltinFace">#:a</text:span>)</text:p>
      <text:p text:style-name="OrgSrcBlock"><text:s/><text:s/>(<text:span text:style-name="OrgSrcFontLockBuiltinFace">:local-nicknames</text:span><text:s/>(<text:span text:style-name="OrgSrcFontLockBuiltinFace">#:a</text:span><text:s/><text:span text:style-name="OrgSrcFontLockBuiltinFace">#:b</text:span>)<text:s/>(<text:span text:style-name="OrgSrcFontLockBuiltinFace">#:b</text:span><text:s/><text:span text:style-name="OrgSrcFontLockBuiltinFace">#:a</text:span>)))</text:p>
      <text:p text:style-name="OrgSrcBlock"/>
      <text:p text:style-name="OrgSrcBlock">(print<text:s/>(package-name<text:s/>(symbol-package<text:s/>'c::x)))</text:p>
      <text:p text:style-name="OrgSrcBlock"><text:span text:style-name="OrgSrcFontLockCommentDelimiterFace">;<text:s/></text:span><text:span text:style-name="OrgSrcFontLockCommentFace">=&gt;<text:s/>"A"<text:s/><text:s/>(sbcl,<text:s/>ccl,<text:s/>acl,<text:s/>abcl,<text:s/>clasp)</text:span></text:p>
      <text:p text:style-name="OrgSrcBlockLastLine"><text:span text:style-name="OrgSrcFontLockCommentDelimiterFace">;;<text:s/></text:span><text:span text:style-name="OrgSrcFontLockCommentFace">ecl<text:s/>errors...<text:s/>:/</text:span></text:p>
      <text:h text:style-name="Heading_20_3" text:outline-level="3" text:is-list-header="false">
<text:bookmark-start text:name="OrgXref.org5f948c2"/>
<text:bookmark text:name="org5f948c2"/>Proposal
<text:bookmark-end text:name="OrgXref.org5f948c2"/></text:h>
      <text:p text:style-name="Text_20_body">They should not.
</text:p>
      <text:h text:style-name="Heading_20_3" text:outline-level="3" text:is-list-header="false">
<text:bookmark-start text:name="OrgXref.orgc7e2b9f"/>
<text:bookmark text:name="orgc7e2b9f"/>Currently
<text:bookmark-end text:name="OrgXref.orgc7e2b9f"/></text:h>
      <text:p text:style-name="Text_20_body">sbcl, ccl, acl, abcl: they don't.
</text:p>
      <text:p text:style-name="Text_20_body">ecl: they do (or not? not sure).
</text:p>
      <text:p text:style-name="Text_20_body"> clasp: they do in some weird way - also depends on order in which PLN are
 added.
<text:a xlink:type="simple" xlink:href="./issues/4.org">Issue 4</text:a>
</text:p>
      <text:h text:style-name="Heading_20_2" text:outline-level="2" text:is-list-header="false">
<text:bookmark-start text:name="OrgXref.org06bdd28"/>
<text:bookmark text:name="org06bdd28"/>Issue 5
<text:bookmark-end text:name="OrgXref.org06bdd28"/></text:h>
      <text:p text:style-name="Text_20_body">It is not clear whether it is valid to have a <text:span text:style-name="Emphasis">local nickname</text:span> in a package
shadowing its own name or nickname.
</text:p>
      <text:p text:style-name="Text_20_body">Now: SBCL signals an error, but that doesn't make much sense, especially if a
<text:span text:style-name="Emphasis">local nickname</text:span> shadows the <text:span text:style-name="Emphasis">global nickname</text:span> of a package and not its
name. And it is possible to achieve a <text:span text:style-name="Emphasis">local nickname</text:span> shadowing a <text:span text:style-name="Emphasis">global
nickname</text:span> or the <text:span text:style-name="Emphasis">package name</text:span> by renaming the package.
</text:p>
      <text:h text:style-name="Heading_20_3" text:outline-level="3" text:is-list-header="false">
<text:bookmark-start text:name="OrgXref.orgf79831a"/>
<text:bookmark text:name="orgf79831a"/>Example
<text:bookmark-end text:name="OrgXref.orgf79831a"/></text:h>
      <text:p text:style-name="OrgSrcBlock">(<text:span text:style-name="OrgSrcFontLockKeywordFace">defpackage</text:span><text:s/><text:span text:style-name="OrgSrcFontLockBuiltinFace">#:a</text:span><text:s/>(<text:span text:style-name="OrgSrcFontLockBuiltinFace">:use</text:span>)<text:s/>(<text:span text:style-name="OrgSrcFontLockBuiltinFace">:local-nicknames</text:span><text:s/>(<text:span text:style-name="OrgSrcFontLockBuiltinFace">#:a</text:span><text:s/><text:span text:style-name="OrgSrcFontLockBuiltinFace">#:cl</text:span>)))</text:p>
      <text:p text:style-name="OrgSrcBlock"><text:span text:style-name="OrgSrcFontLockCommentDelimiterFace">;<text:s/></text:span><text:span text:style-name="OrgSrcFontLockCommentFace">=&gt;<text:s/>error<text:s/><text:s/>(sbcl,<text:s/>ccl,<text:s/>abcl)</text:span></text:p>
      <text:p text:style-name="OrgSrcBlockLastLine"><text:span text:style-name="OrgSrcFontLockCommentDelimiterFace">;<text:s/></text:span><text:span text:style-name="OrgSrcFontLockCommentFace">=&gt;<text:s/>ok<text:s/><text:s/>(ecl,<text:s/>acl,<text:s/>clasp)</text:span></text:p>
      <text:h text:style-name="Heading_20_3" text:outline-level="3" text:is-list-header="false">
<text:bookmark-start text:name="OrgXref.orgc32dd39"/>
<text:bookmark text:name="orgc32dd39"/>Proposal
<text:bookmark-end text:name="OrgXref.orgc32dd39"/></text:h>
      <text:p text:style-name="Text_20_body">It should be allowed, but a warning might be signaled.
</text:p>
      <text:h text:style-name="Heading_20_3" text:outline-level="3" text:is-list-header="false">
<text:bookmark-start text:name="OrgXref.org8d84838"/>
<text:bookmark text:name="org8d84838"/>Currently
<text:bookmark-end text:name="OrgXref.org8d84838"/></text:h>
      <text:p text:style-name="Text_20_body">sbcl, ccl, abcl: not allowed.
</text:p>
      <text:p text:style-name="Text_20_body"> ecl, acl, clasp: allowed.
<text:a xlink:type="simple" xlink:href="./issues/5.org">Issue 5</text:a>
</text:p>
      <text:h text:style-name="Heading_20_2" text:outline-level="2" text:is-list-header="false">
<text:bookmark-start text:name="OrgXref.org2d0dcc0"/>
<text:bookmark text:name="org2d0dcc0"/>Proposal 6
<text:bookmark-end text:name="OrgXref.org2d0dcc0"/></text:h>
      <text:p text:style-name="Text_20_body">Add <text:span text:style-name="OrgCode">:local-nicknames</text:span> option to <text:span text:style-name="OrgCode">make-package</text:span> similar to <text:span text:style-name="OrgCode">defpackage</text:span>. See
<text:a xlink:type="simple" xlink:href="#make-package">make-package</text:a>.
</text:p>
      <text:h text:style-name="Heading_20_3" text:outline-level="3" text:is-list-header="false">
<text:bookmark-start text:name="OrgXref.orgcac097d"/>
<text:bookmark text:name="orgcac097d"/>Currently
<text:bookmark-end text:name="OrgXref.orgcac097d"/></text:h>
      <text:p text:style-name="Text_20_body">ecl: takes keyword parameter, but segfaults on incorrect usage + doesn't
have it in docstring. Also API differs :/
</text:p>
      <text:p text:style-name="Text_20_body">acl: has it
</text:p>
      <text:p text:style-name="Text_20_body"> abcl, sbcl, ccl, clasp: don't have it.
<text:a xlink:type="simple" xlink:href="./issues/6.org">Issue 6</text:a>
</text:p>
      <text:h text:style-name="Heading_20_2" text:outline-level="2" text:is-list-header="false">
<text:bookmark-start text:name="OrgXref.orgc9eaea5"/>
<text:bookmark text:name="orgc9eaea5"/>Issue 7
<text:bookmark-end text:name="OrgXref.orgc9eaea5"/></text:h>
      <text:p text:style-name="Text_20_body">It is not clear whether functions <text:span text:style-name="OrgCode">package-local-nicknames</text:span> and
<text:span text:style-name="OrgCode">package-locally-nicknamed-by-list</text:span> should be allowed to return lists with
duplicate entries.
</text:p>
      <text:h text:style-name="Heading_20_3" text:outline-level="3" text:is-list-header="false">
<text:bookmark-start text:name="OrgXref.org49a7551"/>
<text:bookmark text:name="org49a7551"/>Example
<text:bookmark-end text:name="OrgXref.org49a7551"/></text:h>
      <text:p text:style-name="OrgSrcBlock">(<text:span text:style-name="OrgSrcFontLockKeywordFace">defpackage</text:span><text:s/><text:span text:style-name="OrgSrcFontLockBuiltinFace">#:a</text:span><text:s/>(<text:span text:style-name="OrgSrcFontLockBuiltinFace">:use</text:span>)<text:s/>(<text:span text:style-name="OrgSrcFontLockBuiltinFace">:local-nicknames</text:span><text:s/>(<text:span text:style-name="OrgSrcFontLockBuiltinFace">#:b</text:span><text:s/><text:span text:style-name="OrgSrcFontLockBuiltinFace">#:cl</text:span>)<text:s/>(<text:span text:style-name="OrgSrcFontLockBuiltinFace">#:c</text:span><text:s/><text:span text:style-name="OrgSrcFontLockBuiltinFace">#:cl</text:span>)))</text:p>
      <text:p text:style-name="OrgSrcBlock">(print<text:s/>(mapcar<text:s/>#'package-name<text:s/>(package-locally-nicknamed-by-list<text:s/>'<text:span text:style-name="OrgSrcFontLockBuiltinFace">#:cl</text:span>)))</text:p>
      <text:p text:style-name="OrgSrcBlock"><text:span text:style-name="OrgSrcFontLockCommentDelimiterFace">;<text:s/></text:span><text:span text:style-name="OrgSrcFontLockCommentFace">=&gt;<text:s/>("A")<text:s/><text:s/>(sbcl,<text:s/>acl,<text:s/>clasp)</text:span></text:p>
      <text:p text:style-name="OrgSrcBlockLastLine"><text:span text:style-name="OrgSrcFontLockCommentDelimiterFace">;<text:s/></text:span><text:span text:style-name="OrgSrcFontLockCommentFace">=&gt;<text:s/>("A"<text:s/>"A")<text:s/><text:s/>(ccl,<text:s/>ecl,<text:s/>abcl)</text:span></text:p>
      <text:h text:style-name="Heading_20_3" text:outline-level="3" text:is-list-header="false">
<text:bookmark-start text:name="OrgXref.orga9f63c8"/>
<text:bookmark text:name="orga9f63c8"/>Proposal
<text:bookmark-end text:name="OrgXref.orga9f63c8"/></text:h>
      <text:p text:style-name="Text_20_body">They should not.
</text:p>
      <text:h text:style-name="Heading_20_3" text:outline-level="3" text:is-list-header="false">
<text:bookmark-start text:name="OrgXref.org4f144b3"/>
<text:bookmark text:name="org4f144b3"/>Currently
<text:bookmark-end text:name="OrgXref.org4f144b3"/></text:h>
      <text:p text:style-name="Text_20_body">sbcl, acl, clasp, ccl, abcl, ecl: don't return duplicate entries from <text:span text:style-name="OrgCode">package-local-nicknames</text:span>.
</text:p>
      <text:p text:style-name="Text_20_body">sbcl, acl, clasp: don't return duplicate entries from <text:span text:style-name="OrgCode">package-locally-nicknamed-by-list</text:span>.
</text:p>
      <text:p text:style-name="Text_20_body"> ccl, abcl, ecl: return duplicate entries from <text:span text:style-name="OrgCode">package-locally-nicknamed-by-list</text:span>.
<text:a xlink:type="simple" xlink:href="./issues/7.org">Issue 7</text:a>
</text:p>
      <text:h text:style-name="Heading_20_2" text:outline-level="2" text:is-list-header="false">
<text:bookmark-start text:name="OrgXref.org3e2ea2b"/>
<text:bookmark text:name="org3e2ea2b"/>Issue 8 <text:span text:style-name="Emphasis">by |3b|</text:span>
<text:bookmark-end text:name="OrgXref.org3e2ea2b"/></text:h>
      <text:p text:style-name="Text_20_body">How PLN affect <text:span text:style-name="OrgCode">format</text:span>'s <text:span text:style-name="OrgCode">\~//</text:span> directive? It seems tricky - compilers might
want optimize it at compile time, but reffered symbol might change on
rebinding the <text:span text:style-name="OrgCode">*package*</text:span>.
</text:p>
      <text:h text:style-name="Heading_20_3" text:outline-level="3" text:is-list-header="false">
<text:bookmark-start text:name="OrgXref.orgd65842e"/>
<text:bookmark text:name="orgd65842e"/>Example
<text:bookmark-end text:name="OrgXref.orgd65842e"/></text:h>
      <text:p text:style-name="OrgSrcBlock">(<text:span text:style-name="OrgSrcFontLockKeywordFace">defpackage</text:span><text:s/><text:span text:style-name="OrgSrcFontLockBuiltinFace">#:a</text:span><text:s/>(<text:span text:style-name="OrgSrcFontLockBuiltinFace">:use</text:span>)<text:s/>(<text:span text:style-name="OrgSrcFontLockBuiltinFace">:export</text:span><text:s/><text:span text:style-name="OrgSrcFontLockBuiltinFace">#:ff</text:span>))</text:p>
      <text:p text:style-name="OrgSrcBlock">(<text:span text:style-name="OrgSrcFontLockKeywordFace">defpackage</text:span><text:s/><text:span text:style-name="OrgSrcFontLockBuiltinFace">#:b</text:span><text:s/>(<text:span text:style-name="OrgSrcFontLockBuiltinFace">:use</text:span>)<text:s/>(<text:span text:style-name="OrgSrcFontLockBuiltinFace">:export</text:span><text:s/><text:span text:style-name="OrgSrcFontLockBuiltinFace">#:ff</text:span>))</text:p>
      <text:p text:style-name="OrgSrcBlock"/>
      <text:p text:style-name="OrgSrcBlock">(<text:span text:style-name="OrgSrcFontLockKeywordFace">defun</text:span><text:s/><text:span text:style-name="OrgSrcFontLockFunctionNameFace">a:ff</text:span><text:s/>(stream<text:s/><text:span text:style-name="OrgSrcFontLockTypeFace">&amp;rest</text:span><text:s/>args)</text:p>
      <text:p text:style-name="OrgSrcBlock"><text:s/><text:s/>(<text:span text:style-name="OrgSrcFontLockKeywordFace">declare</text:span><text:s/>(ignore<text:s/>args))</text:p>
      <text:p text:style-name="OrgSrcBlock"><text:s/><text:s/>(format<text:s/>stream<text:s/><text:span text:style-name="OrgSrcFontLockStringFace">"A:FF"</text:span>))</text:p>
      <text:p text:style-name="OrgSrcBlock"/>
      <text:p text:style-name="OrgSrcBlock">(<text:span text:style-name="OrgSrcFontLockKeywordFace">defun</text:span><text:s/><text:span text:style-name="OrgSrcFontLockFunctionNameFace">b:ff</text:span><text:s/>(stream<text:s/><text:span text:style-name="OrgSrcFontLockTypeFace">&amp;rest</text:span><text:s/>args)</text:p>
      <text:p text:style-name="OrgSrcBlock"><text:s/><text:s/>(<text:span text:style-name="OrgSrcFontLockKeywordFace">declare</text:span><text:s/>(ignore<text:s/>args))</text:p>
      <text:p text:style-name="OrgSrcBlock"><text:s/><text:s/>(format<text:s/>stream<text:s/><text:span text:style-name="OrgSrcFontLockStringFace">"B:FF"</text:span>))</text:p>
      <text:p text:style-name="OrgSrcBlock"/>
      <text:p text:style-name="OrgSrcBlock">(<text:span text:style-name="OrgSrcFontLockKeywordFace">defpackage</text:span><text:s/><text:span text:style-name="OrgSrcFontLockBuiltinFace">#:foo</text:span></text:p>
      <text:p text:style-name="OrgSrcBlock"><text:s/><text:s/>(<text:span text:style-name="OrgSrcFontLockBuiltinFace">:use</text:span><text:s/><text:span text:style-name="OrgSrcFontLockBuiltinFace">#:cl</text:span>)</text:p>
      <text:p text:style-name="OrgSrcBlock"><text:s/><text:s/>(<text:span text:style-name="OrgSrcFontLockBuiltinFace">:local-nicknames</text:span><text:s/>(<text:span text:style-name="OrgSrcFontLockBuiltinFace">#:nick</text:span><text:s/><text:span text:style-name="OrgSrcFontLockBuiltinFace">#:a</text:span>)))</text:p>
      <text:p text:style-name="OrgSrcBlock"/>
      <text:p text:style-name="OrgSrcBlock">(<text:span text:style-name="OrgSrcFontLockKeywordFace">defpackage</text:span><text:s/><text:span text:style-name="OrgSrcFontLockBuiltinFace">#:bar</text:span></text:p>
      <text:p text:style-name="OrgSrcBlock"><text:s/><text:s/>(<text:span text:style-name="OrgSrcFontLockBuiltinFace">:use</text:span><text:s/><text:span text:style-name="OrgSrcFontLockBuiltinFace">#:cl</text:span>)</text:p>
      <text:p text:style-name="OrgSrcBlock"><text:s/><text:s/>(<text:span text:style-name="OrgSrcFontLockBuiltinFace">:local-nicknames</text:span><text:s/>(<text:span text:style-name="OrgSrcFontLockBuiltinFace">#:nick</text:span><text:s/><text:span text:style-name="OrgSrcFontLockBuiltinFace">#:b</text:span>)))</text:p>
      <text:p text:style-name="OrgSrcBlock"/>
      <text:p text:style-name="OrgSrcBlock">(<text:span text:style-name="OrgSrcFontLockKeywordFace">in-package</text:span><text:s/><text:span text:style-name="OrgSrcFontLockBuiltinFace">#:foo</text:span>)</text:p>
      <text:p text:style-name="OrgSrcBlock">(<text:span text:style-name="OrgSrcFontLockKeywordFace">defun</text:span><text:s/><text:span text:style-name="OrgSrcFontLockFunctionNameFace">test</text:span><text:s/>()</text:p>
      <text:p text:style-name="OrgSrcBlock"><text:s/><text:s/>(format<text:s/>t<text:s/><text:span text:style-name="OrgSrcFontLockStringFace">"Called<text:s/>~/nick:ff/<text:s/>&amp;<text:s/>"</text:span><text:s/>nil)</text:p>
      <text:p text:style-name="OrgSrcBlock"><text:s/><text:s/>(<text:span text:style-name="OrgSrcFontLockKeywordFace">let</text:span><text:s/>((*package*<text:s/>(find-package<text:s/>'<text:span text:style-name="OrgSrcFontLockBuiltinFace">#:foo</text:span>)))<text:s/><text:s/><text:span text:style-name="OrgSrcFontLockCommentFace">;<text:s/>or<text:s/>#.*package*</text:span></text:p>
      <text:p text:style-name="OrgSrcBlock"><text:s/><text:s/><text:s/><text:s/>(format<text:s/>t<text:s/><text:span text:style-name="OrgSrcFontLockStringFace">"~/nick:ff/~%"</text:span><text:s/>nil)))</text:p>
      <text:p text:style-name="OrgSrcBlock"/>
      <text:p text:style-name="OrgSrcBlock">(test)</text:p>
      <text:p text:style-name="OrgSrcBlock"><text:span text:style-name="OrgSrcFontLockCommentDelimiterFace">;<text:s/></text:span><text:span text:style-name="OrgSrcFontLockCommentFace">=&gt;<text:s/>"Called<text:s/>A:FF<text:s/>&amp;<text:s/>A:FF"<text:s/><text:s/>(sbcl,<text:s/>ccl,<text:s/>acl,<text:s/>abcl,<text:s/>ecl,<text:s/>clasp)</text:span></text:p>
      <text:p text:style-name="OrgSrcBlock"/>
      <text:p text:style-name="OrgSrcBlock">(<text:span text:style-name="OrgSrcFontLockKeywordFace">let</text:span><text:s/>((*package*<text:s/>(find-package<text:s/>'<text:span text:style-name="OrgSrcFontLockBuiltinFace">#:bar</text:span>)))</text:p>
      <text:p text:style-name="OrgSrcBlock"><text:s/><text:s/>(test))</text:p>
      <text:p text:style-name="OrgSrcBlock"><text:span text:style-name="OrgSrcFontLockCommentDelimiterFace">;<text:s/></text:span><text:span text:style-name="OrgSrcFontLockCommentFace">=&gt;<text:s/>"Called<text:s/>A:FF<text:s/>&amp;<text:s/>A:FF"<text:s/><text:s/>(sbcl,<text:s/>clasp)</text:span></text:p>
      <text:p text:style-name="OrgSrcBlockLastLine"><text:span text:style-name="OrgSrcFontLockCommentDelimiterFace">;<text:s/></text:span><text:span text:style-name="OrgSrcFontLockCommentFace">=&gt;<text:s/>"Called<text:s/>B:FF<text:s/>&amp;<text:s/>A:FF"<text:s/><text:s/>(ccl,<text:s/>acl,<text:s/>abcl,<text:s/>ecl)</text:span></text:p>
      <text:p text:style-name="Text_20_body"><text:a xlink:type="simple" xlink:href="./issues/8.org">Issue 8</text:a>
</text:p>
      <text:h text:style-name="Heading_20_2" text:outline-level="2" text:is-list-header="false">
<text:bookmark-start text:name="OrgXref.orgbc15a9d"/>
<text:bookmark text:name="orgbc15a9d"/>Issue 9
<text:bookmark-end text:name="OrgXref.orgbc15a9d"/></text:h>
      <text:p text:style-name="Text_20_body">(See also <text:a xlink:type="simple" xlink:href="https://github.com/s-expressionists/wscl/issues/63">WSCL issue 63</text:a>.)
</text:p>
      <text:p text:style-name="Text_20_body">It is not clear whether it should be allowed to use <text:span text:style-name="OrgCode">""</text:span> as a local nickname,
and in the case this is allowed, whether it should affect the <text:span text:style-name="OrgCode">:xxxx</text:span> syntax.
</text:p>
      <text:h text:style-name="Heading_20_3" text:outline-level="3" text:is-list-header="false">
<text:bookmark-start text:name="OrgXref.orgb5ab6d1"/>
<text:bookmark text:name="orgb5ab6d1"/>Example
<text:bookmark-end text:name="OrgXref.orgb5ab6d1"/></text:h>
      <text:p text:style-name="OrgSrcBlock">(<text:span text:style-name="OrgSrcFontLockKeywordFace">defpackage</text:span><text:s/><text:span text:style-name="OrgSrcFontLockBuiltinFace">#:foo</text:span></text:p>
      <text:p text:style-name="OrgSrcBlock"><text:s/><text:s/>(<text:span text:style-name="OrgSrcFontLockBuiltinFace">:use</text:span><text:s/><text:span text:style-name="OrgSrcFontLockBuiltinFace">#:cl</text:span>)</text:p>
      <text:p text:style-name="OrgSrcBlock"><text:s/><text:s/>(<text:span text:style-name="OrgSrcFontLockBuiltinFace">:local-nicknames</text:span><text:s/>(<text:span text:style-name="OrgSrcFontLockStringFace">""</text:span><text:s/><text:span text:style-name="OrgSrcFontLockStringFace">"CL"</text:span>)))</text:p>
      <text:p text:style-name="OrgSrcBlock"/>
      <text:p text:style-name="OrgSrcBlock">(<text:span text:style-name="OrgSrcFontLockKeywordFace">in-package</text:span><text:s/><text:span text:style-name="OrgSrcFontLockBuiltinFace">#:foo</text:span>)</text:p>
      <text:p text:style-name="OrgSrcBlock"/>
      <text:p text:style-name="OrgSrcBlock">(print<text:s/>(package-name<text:s/>(symbol-package<text:s/>'<text:span text:style-name="OrgSrcFontLockBuiltinFace">:*package*</text:span>)))</text:p>
      <text:p text:style-name="OrgSrcBlock"><text:span text:style-name="OrgSrcFontLockCommentDelimiterFace">;<text:s/></text:span><text:span text:style-name="OrgSrcFontLockCommentFace">=&gt;<text:s/>"KEYWORD"<text:s/><text:s/>(sbcl,<text:s/>ccl,<text:s/>ecl,<text:s/>clasp,<text:s/>abcl,<text:s/>lispworks)</text:span></text:p>
      <text:p text:style-name="OrgSrcBlock"><text:span text:style-name="OrgSrcFontLockCommentDelimiterFace">;<text:s/></text:span><text:span text:style-name="OrgSrcFontLockCommentFace">=&gt;<text:s/>"COMMON-LISP"<text:s/><text:s/>(acl)</text:span></text:p>
      <text:p text:style-name="OrgSrcBlock"/>
      <text:p text:style-name="OrgSrcBlock">(print<text:s/>(package-name<text:s/>(symbol-package<text:s/>'||<text:span text:style-name="OrgSrcFontLockBuiltinFace">:*package*</text:span>)))</text:p>
      <text:p text:style-name="OrgSrcBlock"><text:span text:style-name="OrgSrcFontLockCommentDelimiterFace">;<text:s/></text:span><text:span text:style-name="OrgSrcFontLockCommentFace">=&gt;<text:s/>"KEYWORD"<text:s/><text:s/>(ecl,<text:s/>clasp,<text:s/>lispworks)</text:span></text:p>
      <text:p text:style-name="OrgSrcBlock"><text:span text:style-name="OrgSrcFontLockCommentDelimiterFace">;<text:s/></text:span><text:span text:style-name="OrgSrcFontLockCommentFace">=&gt;<text:s/>"COMMON-LISP"<text:s/><text:s/>(sbcl,<text:s/>ccl,<text:s/>acl)</text:span></text:p>
      <text:p text:style-name="OrgSrcBlockLastLine"><text:span text:style-name="OrgSrcFontLockCommentDelimiterFace">;<text:s/></text:span><text:span text:style-name="OrgSrcFontLockCommentFace">abcl<text:s/>errors</text:span></text:p>
      <text:h text:style-name="Heading_20_3" text:outline-level="3" text:is-list-header="false">
<text:bookmark-start text:name="OrgXref.org1b8934f"/>
<text:bookmark text:name="org1b8934f"/>Currently
<text:bookmark-end text:name="OrgXref.org1b8934f"/></text:h>
      <text:p text:style-name="Text_20_body">sbcl, ccl:
<text:span text:style-name="OrgCode">:xxxx</text:span> is read as a keyword;
<text:span text:style-name="OrgCode">||:xxxx</text:span> is read as a symbol in the package named or nicknamed <text:span text:style-name="OrgCode">""</text:span>.
</text:p>
      <text:p text:style-name="Text_20_body">acl:
<text:span text:style-name="OrgCode">:xxxx</text:span> and <text:span text:style-name="OrgCode">||:xxxx</text:span> are read as a symbol in the package named or nicknamed <text:span text:style-name="OrgCode">""</text:span>.
<text:span text:style-name="OrgCode">""</text:span> is by default a global nickname for the <text:span text:style-name="OrgCode">#:KEYWORD</text:span> package.
</text:p>
      <text:p text:style-name="Text_20_body">ecl, clasp, lispworks:
<text:span text:style-name="OrgCode">||:xxxx</text:span> and <text:span text:style-name="OrgCode">:xxxx</text:span> are read as a keyword.
</text:p>
      <text:p text:style-name="Text_20_body">abcl:
<text:span text:style-name="OrgCode">:xxxx</text:span> is read as a keyword;
<text:span text:style-name="OrgCode">||:xxxx</text:span> syntax cannot be read (attemts result in an error).
</text:p>
      <text:h text:style-name="Heading_20_3" text:outline-level="3" text:is-list-header="false">
<text:bookmark-start text:name="OrgXref.org6eca580"/>
<text:bookmark text:name="org6eca580"/>Proposals
<text:bookmark-end text:name="OrgXref.org6eca580"/></text:h>
      <text:list text:style-name="OrgBulletedList" text:continue-numbering="false">
        <text:list-item>
          <text:p text:style-name="Text_20_body">The <text:span text:style-name="OrgCode">""</text:span> local nickname should be explicitely allowed.
<text:span text:style-name="OrgCode">:xxxx</text:span> should be always read as a keyword;
<text:span text:style-name="OrgCode">||:xxxx</text:span> should be read as a symbol in the package named or nicknamed by <text:span text:style-name="OrgCode">""</text:span>.
</text:p>
        </text:list-item>
        <text:list-item>
          <text:p text:style-name="Text_20_body">The <text:span text:style-name="OrgCode">""</text:span> local nickname should be explicitely allowed.
Both <text:span text:style-name="OrgCode">:xxxx</text:span> and <text:span text:style-name="OrgCode">||:xxxx</text:span> should be read as a symbol in the package
named or nicknamed by <text:span text:style-name="OrgCode">""</text:span>.
</text:p>
        </text:list-item>
      </text:list>
      <text:p text:style-name="Text_20_body"><text:a xlink:type="simple" xlink:href="./issues/9.org">Issue 9</text:a>
</text:p>
      <text:h text:style-name="Heading_20_1" text:outline-level="1" text:is-list-header="false">
<text:bookmark-start text:name="OrgXref.orgb6341c6"/>
<text:bookmark text:name="orgb6341c6"/>Introduction
<text:bookmark-end text:name="OrgXref.orgb6341c6"/></text:h>
      <text:p text:style-name="Text_20_body">This is a specification for package-local nicknames extension in Common Lisp.
</text:p>
      <text:h text:style-name="Heading_20_2" text:outline-level="2" text:is-list-header="false">
<text:bookmark-start text:name="OrgXref.org03b49ca"/>
<text:bookmark text:name="org03b49ca"/>Rationale
<text:bookmark-end text:name="OrgXref.org03b49ca"/></text:h>
      <text:p text:style-name="Text_20_body">Package-local nicknames allow to use short and easy-to-use names without
potentially introducing name conflict as with normal nicknames.
</text:p>
      <text:h text:style-name="Heading_20_2" text:outline-level="2" text:is-list-header="false">
<text:bookmark-start text:name="OrgXref.org5558ab8"/>
<text:bookmark text:name="org5558ab8"/>Current state
<text:bookmark-end text:name="OrgXref.org5558ab8"/></text:h>
      <text:p text:style-name="Text_20_body">Package-local nicknames are implemented (at least partially) in <text:span text:style-name="OrgCode">SBCL</text:span>,
<text:span text:style-name="OrgCode">CCL</text:span>, <text:span text:style-name="OrgCode">ECL</text:span>, <text:span text:style-name="OrgCode">Clasp</text:span>, <text:span text:style-name="OrgCode">ABCL</text:span>, <text:span text:style-name="OrgCode">Allegro CL</text:span>, <text:span text:style-name="OrgCode">LispWorks</text:span>. Unfortunately,
there are multiple inconsistencies between implementations, and all
implementations lose <text:span text:style-name="Bold">print-read</text:span> consistency to some extent.
</text:p>
      <text:h text:style-name="Heading_20_2" text:outline-level="2" text:is-list-header="false">
<text:bookmark-start text:name="OrgXref.org962a709"/>
<text:bookmark text:name="org962a709"/>Goal
<text:bookmark-end text:name="OrgXref.org962a709"/></text:h>
      <text:p text:style-name="Text_20_body">The purpose of this document is to standardize the package-local nicknames
extension and to address some existing issues (mostly <text:span text:style-name="Bold">print-read</text:span>
consistency).
</text:p>
      <text:p text:style-name="Text_20_body">[TODO]
</text:p>
      <text:p text:style-name="Text_20_body">This CDR also aims to provide an extensive test suite for this extension.
</text:p>
      <text:h text:style-name="Heading_20_1" text:outline-level="1" text:is-list-header="false">
<text:bookmark-start text:name="OrgXref.orgb4f20f0"/>
<text:bookmark text:name="orgb4f20f0"/>Specification
<text:bookmark-end text:name="OrgXref.orgb4f20f0"/></text:h>
      <text:h text:style-name="Heading_20_2" text:outline-level="2" text:is-list-header="false">
<text:bookmark-start text:name="OrgXref.org2006ae5"/>
<text:bookmark text:name="org2006ae5"/>Description
<text:bookmark-end text:name="OrgXref.org2006ae5"/></text:h>
      <text:h text:style-name="Heading_20_3" text:outline-level="3" text:is-list-header="false">
<text:bookmark-start text:name="OrgXref.org361f1d6"/>
<text:bookmark text:name="org361f1d6"/>Concept
<text:bookmark-end text:name="OrgXref.org361f1d6"/></text:h>
      <text:p text:style-name="Text_20_body"><text:span text:style-name="Emphasis">Package-local nickname</text:span> (or <text:span text:style-name="Emphasis">local nickname</text:span>) has the same effects as a
normal <text:span text:style-name="Emphasis">package nickname</text:span> (later <text:span text:style-name="Emphasis">global nickname</text:span>), except that these
effects only apply when <text:span text:style-name="OrgCode">*package*</text:span> is bound to a package for which the
nickname has been defined.
</text:p>
      <text:p text:style-name="Text_20_body">That means that calls to <text:span text:style-name="OrgCode">find-package</text:span> with a <text:span text:style-name="Emphasis">local nickname</text:span> defined in
the <text:span text:style-name="Emphasis">current package</text:span> should return the package nicknamed by this nickname.
</text:p>
      <text:p text:style-name="Text_20_body">This also affects all implied calls to <text:span text:style-name="OrgCode">find-package</text:span>, including those
performed by the lisp reader.
</text:p>
      <text:p text:style-name="Text_20_body">In addition, to maintain <text:span text:style-name="Bold">print-read</text:span> consistency, the lisp printer is
affected by <text:span text:style-name="Emphasis">local nicknames</text:span> defined in the <text:span text:style-name="Emphasis">current package</text:span>, for details
see <text:a xlink:type="simple" xlink:href="#print-read-consistency">PRINT-READ consistency</text:a>.
</text:p>
      <text:p text:style-name="Text_20_body"><text:span text:style-name="Emphasis">Local nickname</text:span> is allowed to shadow a <text:span text:style-name="Emphasis">package name</text:span> or a <text:span text:style-name="Emphasis">global
nickname</text:span>, except for the names <text:span text:style-name="OrgCode">#:CL</text:span>, <text:span text:style-name="OrgCode">#:COMMON-LISP</text:span> and <text:span text:style-name="OrgCode">#:KEYWORD</text:span>
which should always refer to their packages.
</text:p>
      <text:h text:style-name="Heading_20_3" text:outline-level="3" text:is-list-header="false">
<text:bookmark-start text:name="OrgXref.orgba10f41"/>
<text:bookmark text:name="orgba10f41"/>API
<text:bookmark-end text:name="OrgXref.orgba10f41"/></text:h>
      <text:p text:style-name="Horizontal_20_Line"/>
      <text:list text:style-name="OrgNumberedList" text:continue-numbering="false">
        <text:list-item>
          <text:p text:style-name="Text_20_body">
<text:bookmark-start text:name="OrgXref.orgc14ff05"/>
<text:bookmark text:name="orgc14ff05"/>defpackage
<text:bookmark-end text:name="OrgXref.orgc14ff05"/></text:p>
          <text:p text:style-name="Text_20_body"><text:span text:style-name="OrgCode">defpackage</text:span> options are extended to include <text:span text:style-name="Emphasis">local-nicknames-option</text:span>:
</text:p>
          <text:p text:style-name="OrgFixedWidthBlockLastLine">local-nicknames-option ::= (:local-nicknames (nickname package)*)</text:p>
          <text:p text:style-name="Text_20_body">Each pair specifies a <text:span text:style-name="Emphasis">local nickname</text:span> <text:span text:style-name="OrgCode">nickname</text:span> for the corresponding
<text:span text:style-name="OrgCode">package</text:span>.
</text:p>
          <text:p text:style-name="Text_20_body">This option may appear more than once.
</text:p>
          <text:list text:style-name="OrgNumberedList" text:continue-numbering="true">
            <text:list-item>
              <text:p text:style-name="Text_20_body">
<text:bookmark-start text:name="OrgXref.orgd84ef1f"/>
<text:bookmark text:name="orgd84ef1f"/>Arguments and Values:
<text:bookmark-end text:name="OrgXref.orgd84ef1f"/></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e7e0c3f"/>
<text:bookmark text:name="orge7e0c3f"/>Exceptional situations
<text:bookmark-end text:name="OrgXref.orge7e0c3f"/></text:p>
              <text:p text:style-name="Text_20_body">An error of type <text:span text:style-name="OrgCode">package-error</text:span> is signaled when a package designated by
<text:span text:style-name="OrgCode">package</text:span> does not exists.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7e595cf"/>
<text:bookmark text:name="org7e595cf"/>Implementation dependent
<text:bookmark-end text:name="OrgXref.org7e595cf"/></text:p>
              <text:p text:style-name="Text_20_body">The behaviour is unspecified when a <text:span text:style-name="Emphasis">local nickname</text:span> is specified for the
package that is being defined.
</text:p>
              <text:p text:style-name="Text_20_body">The behaviour is unspecified when supplied <text:span text:style-name="Emphasis">local nicknames</text:span> are at
variance with the current state of the package that is being defined. An
implementation might choose to remove all present <text:span text:style-name="Emphasis">local nicknames</text:span> at the
begining of each redefinition of the package.
</text:p>
              <text:p text:style-name="Text_20_body">[TODO: What happens when a package is redefined with local
nicknames in other packages that it is nicknamed by? It probably
can't be strictly defined since redefining package is
implementation dependent… But seems like they must be left
intact.]
</text:p>
              <text:p text:style-name="Horizontal_20_Line"/>
            </text:list-item>
          </text:list>
        </text:list-item>
        <text:list-item>
          <text:p text:style-name="Text_20_body">
<text:bookmark-start text:name="OrgXref.orgffe3263"/>
<text:bookmark text:name="orgffe3263"/>make-package
<text:bookmark-end text:name="OrgXref.orgffe3263"/></text:p>
          <text:p text:style-name="Text_20_body"><text:a xlink:type="simple" xlink:href="#proposal-6">Proposal#6</text:a>
</text:p>
          <text:p text:style-name="Text_20_body"><text:span text:style-name="OrgCode">make-package</text:span> lambda list is extended to include an additional key
parameter: <text:span text:style-name="OrgCode">local-nicknames</text:span>.
</text:p>
          <text:p text:style-name="OrgFixedWidthBlockLastLine">local-nicknames ::= ((nickname package)*)</text:p>
          <text:p text:style-name="Text_20_body"><text:span text:style-name="OrgCode">local-nicknames</text:span> defaults to an <text:span text:style-name="Emphasis">empty list</text:span>.
</text:p>
          <text:p text:style-name="Text_20_body"><text:span text:style-name="OrgCode">local-nicknames</text:span> must be a <text:span text:style-name="Emphasis">list</text:span> each element of which must be a <text:span text:style-name="Emphasis">list</text:span>
of form <text:span text:style-name="OrgCode">(nickname package)</text:span>. Specifies <text:span text:style-name="Emphasis">local nicknames</text:span> in the new
<text:span text:style-name="Emphasis">package</text:span>.
</text:p>
          <text:list text:style-name="OrgNumberedList" text:continue-numbering="true">
            <text:list-item>
              <text:p text:style-name="Text_20_body">
<text:bookmark-start text:name="OrgXref.orgbc779b4"/>
<text:bookmark text:name="orgbc779b4"/>Arguments and Values:
<text:bookmark-end text:name="OrgXref.orgbc779b4"/></text:p>
              <text:p text:style-name="Text_20_body"><text:span text:style-name="OrgCode">local-nicknames</text:span> must be a a <text:span text:style-name="Emphasis">list</text:span> of pairs <text:span text:style-name="OrgCode">(nickname package)</text:span>.
</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a49da52"/>
<text:bookmark text:name="orga49da52"/>Exceptional situations
<text:bookmark-end text:name="OrgXref.orga49da52"/></text:p>
              <text:p text:style-name="Text_20_body">An error of type <text:span text:style-name="OrgCode">package-error</text:span> is signaled when a package designated by
<text:span text:style-name="OrgCode">package</text:span> does not exists.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c0f205c"/>
<text:bookmark text:name="orgc0f205c"/>Implementation dependent
<text:bookmark-end text:name="OrgXref.orgc0f205c"/></text:p>
              <text:p text:style-name="Text_20_body">The behaviour is unspecified when a <text:span text:style-name="Emphasis">local nickname</text:span> is specified for the
package that is being defined.
</text:p>
              <text:p text:style-name="Horizontal_20_Line"/>
            </text:list-item>
          </text:list>
        </text:list-item>
        <text:list-item>
          <text:p text:style-name="Text_20_body">
<text:bookmark-start text:name="OrgXref.orga397d26"/>
<text:bookmark text:name="orga397d26"/>add-package-local-nickname
<text:bookmark-end text:name="OrgXref.orga397d26"/></text:p>
          <text:p text:style-name="OrgFixedWidthBlock">(add-package-local-nickname nickname actual-package &amp;optional designated-package)</text:p>
          <text:p text:style-name="OrgFixedWidthBlockLastLine"> <text:s text:c="1"/>=&gt; designated-package-object</text:p>
          <text:p text:style-name="Text_20_body"><text:span text:style-name="OrgCode">designated-package</text:span> defaults to the <text:span text:style-name="Emphasis">current package</text:span>.
</text:p>
          <text:p text:style-name="Text_20_body">Adds a <text:span text:style-name="Emphasis">package-local nickname</text:span> <text:span text:style-name="OrgCode">nickname</text:span> for the <text:span text:style-name="OrgCode">actual-package</text:span> in the
<text:span text:style-name="OrgCode">designated-package</text:span>.
</text:p>
          <text:p text:style-name="Text_20_body">Returns the package designated by <text:span text:style-name="OrgCode">designated-package</text:span>.
</text:p>
          <text:p text:style-name="Text_20_body">If a <text:span text:style-name="Emphasis">nickname</text:span> is already defined, checks that it is defined for the
package designated by <text:span text:style-name="OrgCode">actual-package</text:span>.
</text:p>
          <text:list text:style-name="OrgNumberedList" text:continue-numbering="true">
            <text:list-item>
              <text:p text:style-name="Text_20_body">
<text:bookmark-start text:name="OrgXref.org1ec8772"/>
<text:bookmark text:name="org1ec8772"/>Arguments and Values
<text:bookmark-end text:name="OrgXref.org1ec8772"/></text:p>
              <text:p text:style-name="Text_20_body"><text:span text:style-name="OrgCode">nickname</text:span> must be a <text:span text:style-name="Emphasis">string designator</text:span>.
</text:p>
              <text:p text:style-name="Text_20_body"><text:span text:style-name="OrgCode">actual-package</text:span> and <text:span text:style-name="OrgCode">designated-package</text:span> must be <text:span text:style-name="Emphasis">package designators</text:span>.
</text:p>
              <text:p text:style-name="Text_20_body"><text:span text:style-name="OrgCode">designated-package-object</text:span> is of type <text:span text:style-name="Emphasis">package</text:span>.
</text:p>
            </text:list-item>
            <text:list-item>
              <text:p text:style-name="Text_20_body">
<text:bookmark-start text:name="OrgXref.orgca26656"/>
<text:bookmark text:name="orgca26656"/>Exceptional situations
<text:bookmark-end text:name="OrgXref.orgca26656"/></text:p>
              <text:p text:style-name="Text_20_body">If a package designated by <text:span text:style-name="OrgCode">actual-package</text:span> or a package designated by
<text:span text:style-name="OrgCode">designated-package</text:span> does not exists, an error of type <text:span text:style-name="Emphasis">package-error</text:span>
must be signaled.
</text:p>
              <text:p text:style-name="Text_20_body">If <text:span text:style-name="OrgCode">nickname</text:span> is one of the names <text:span text:style-name="OrgCode">#:CL</text:span>, <text:span text:style-name="OrgCode">#:COMMON-LISP</text:span> or <text:span text:style-name="OrgCode">#:KEYWORD</text:span>,
an error of type <text:span text:style-name="Emphasis">package-error</text:span> must be signaled.
</text:p>
              <text:p text:style-name="Text_20_body">If <text:span text:style-name="OrgCode">nickname</text:span> is a <text:span text:style-name="Emphasis">local nickname</text:span> for a package different from
<text:span text:style-name="OrgCode">actual-package</text:span>, an error of type <text:span text:style-name="Emphasis">package-error</text:span> must be signaled.
</text:p>
            </text:list-item>
            <text:list-item>
              <text:p text:style-name="Text_20_body">
<text:bookmark-start text:name="OrgXref.org2531573"/>
<text:bookmark text:name="org2531573"/>Implementation dependent
<text:bookmark-end text:name="OrgXref.org2531573"/></text:p>
              <text:p text:style-name="Text_20_body"><text:span text:style-name="Bold">PROPOSAL</text:span> (See <text:a xlink:type="simple" xlink:href="#issues">issues#4</text:a>.)
</text:p>
              <text:p text:style-name="Text_20_body">If <text:span text:style-name="OrgCode">nickname</text:span> shadows the <text:span text:style-name="OrgCode">designated-package</text:span>'s <text:span text:style-name="Emphasis">package name</text:span> or one of
its <text:span text:style-name="Emphasis">global nicknames</text:span>, a style warning might signaled.
</text:p>
              <text:p text:style-name="Horizontal_20_Line"/>
            </text:list-item>
          </text:list>
        </text:list-item>
        <text:list-item>
          <text:p text:style-name="Text_20_body">
<text:bookmark-start text:name="OrgXref.org4ed5d17"/>
<text:bookmark text:name="org4ed5d17"/>remove-package-local-nickname
<text:bookmark-end text:name="OrgXref.org4ed5d17"/></text:p>
          <text:p text:style-name="OrgFixedWidthBlock">(remove-package-local-nickname old-nickname &amp;optional designated-package)</text:p>
          <text:p text:style-name="OrgFixedWidthBlockLastLine"> <text:s text:c="1"/>=&gt; nickname-removed-p</text:p>
          <text:p text:style-name="Text_20_body"><text:span text:style-name="OrgCode">designated-package</text:span> defaults to the <text:span text:style-name="Emphasis">current package</text:span>.
</text:p>
          <text:p text:style-name="Text_20_body">If <text:span text:style-name="OrgCode">designated-package</text:span> has <text:span text:style-name="OrgCode">old-nickname</text:span> as a <text:span text:style-name="Emphasis">local nickname</text:span>, it is
removed.
</text:p>
          <text:p text:style-name="Text_20_body">Returns <text:span text:style-name="Emphasis">true</text:span> if the <text:span text:style-name="OrgCode">old-nickname</text:span> existed (and was removed), and <text:span text:style-name="OrgCode">NIL</text:span>
otherwise.
</text:p>
          <text:list text:style-name="OrgNumberedList" text:continue-numbering="true">
            <text:list-item>
              <text:p text:style-name="Text_20_body">
<text:bookmark-start text:name="OrgXref.orgc7cbf8a"/>
<text:bookmark text:name="orgc7cbf8a"/>Arguments and Values
<text:bookmark-end text:name="OrgXref.orgc7cbf8a"/></text:p>
              <text:p text:style-name="Text_20_body"><text:span text:style-name="OrgCode">old-nickname</text:span> must be a <text:span text:style-name="Emphasis">string designator</text:span>.
</text:p>
              <text:p text:style-name="Text_20_body"><text:span text:style-name="OrgCode">designated-package</text:span> must be a <text:span text:style-name="Emphasis">package designator</text:span>.
</text:p>
              <text:p text:style-name="Text_20_body"><text:span text:style-name="OrgCode">nickname-removed-p</text:span> is a <text:span text:style-name="Emphasis">generalized boolean</text:span>.
</text:p>
            </text:list-item>
            <text:list-item>
              <text:p text:style-name="Text_20_body">
<text:bookmark-start text:name="OrgXref.org2c610a9"/>
<text:bookmark text:name="org2c610a9"/>Exceptional situations
<text:bookmark-end text:name="OrgXref.org2c610a9"/></text:p>
              <text:p text:style-name="Text_20_body">If a package designated by <text:span text:style-name="OrgCode">designated-package</text:span> does not exists, an error of
type <text:span text:style-name="Emphasis">package-error</text:span> must be signaled.
</text:p>
              <text:p text:style-name="Horizontal_20_Line"/>
            </text:list-item>
          </text:list>
        </text:list-item>
        <text:list-item>
          <text:p text:style-name="Text_20_body">
<text:bookmark-start text:name="OrgXref.orgddd03ef"/>
<text:bookmark text:name="orgddd03ef"/>package-local-nicknames
<text:bookmark-end text:name="OrgXref.orgddd03ef"/></text:p>
          <text:p text:style-name="OrgFixedWidthBlock">(package-local-nicknames package)</text:p>
          <text:p text:style-name="OrgFixedWidthBlockLastLine"> <text:s text:c="1"/>=&gt; local-nicknames-alist</text:p>
          <text:p text:style-name="Text_20_body">Returns an <text:span text:style-name="Emphasis">alist</text:span> describing local nicknames defined in a package
designated by <text:span text:style-name="OrgCode">package</text:span>.
</text:p>
          <text:p text:style-name="Text_20_body">Each cons cell in <text:span text:style-name="OrgCode">local-nicknames-alist</text:span> is of the form <text:span text:style-name="OrgCode">(nickname . package)</text:span>
where <text:span text:style-name="OrgCode">nickname</text:span> is of type <text:span text:style-name="Emphasis">string</text:span> and <text:span text:style-name="OrgCode">package</text:span> is of type
<text:span text:style-name="Emphasis">package</text:span>.
</text:p>
          <text:list text:style-name="OrgNumberedList" text:continue-numbering="true">
            <text:list-item>
              <text:p text:style-name="Text_20_body">
<text:bookmark-start text:name="OrgXref.org888ea57"/>
<text:bookmark text:name="org888ea57"/>Arguments and Values
<text:bookmark-end text:name="OrgXref.org888ea57"/></text:p>
              <text:p text:style-name="Text_20_body"><text:span text:style-name="OrgCode">package</text:span> must be a <text:span text:style-name="Emphasis">package designator</text:span>.
</text:p>
              <text:p text:style-name="Text_20_body"><text:span text:style-name="OrgCode">local-nicknames-alist</text:span> is an <text:span text:style-name="Emphasis">alist</text:span> with keys of type <text:span text:style-name="Emphasis">string</text:span> and
values of type <text:span text:style-name="Emphasis">package</text:span>.
</text:p>
            </text:list-item>
            <text:list-item>
              <text:p text:style-name="Text_20_body">
<text:bookmark-start text:name="OrgXref.org0529c6e"/>
<text:bookmark text:name="org0529c6e"/>Exceptional situations
<text:bookmark-end text:name="OrgXref.org0529c6e"/></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aca87a8"/>
<text:bookmark text:name="orgaca87a8"/>Notes
<text:bookmark-end text:name="OrgXref.orgaca87a8"/></text:p>
              <text:p text:style-name="Text_20_body">The returned <text:span text:style-name="Emphasis">alist</text:span> must be safe to be modified by the user.
</text:p>
              <text:p text:style-name="Horizontal_20_Line"/>
            </text:list-item>
          </text:list>
        </text:list-item>
        <text:list-item>
          <text:p text:style-name="Text_20_body">
<text:bookmark-start text:name="OrgXref.orgec776fc"/>
<text:bookmark text:name="orgec776fc"/>package-locally-nicknamed-by-list
<text:bookmark-end text:name="OrgXref.orgec776fc"/></text:p>
          <text:p text:style-name="OrgFixedWidthBlock">(package-locally-nicknamed-by-list package)</text:p>
          <text:p text:style-name="OrgFixedWidthBlockLastLine"> <text:s text:c="1"/>=&gt; packages-list</text:p>
          <text:p text:style-name="Text_20_body">Returns a <text:span text:style-name="Emphasis">list</text:span> of packages that have a <text:span text:style-name="Emphasis">local nickname</text:span> defined for the
package designated by <text:span text:style-name="OrgCode">package</text:span>.
</text:p>
          <text:list text:style-name="OrgNumberedList" text:continue-numbering="true">
            <text:list-item>
              <text:p text:style-name="Text_20_body">
<text:bookmark-start text:name="OrgXref.org5f36299"/>
<text:bookmark text:name="org5f36299"/>Arguments and Values
<text:bookmark-end text:name="OrgXref.org5f36299"/></text:p>
              <text:p text:style-name="Text_20_body"><text:span text:style-name="OrgCode">package</text:span> must be a <text:span text:style-name="Emphasis">package designator</text:span>.
</text:p>
              <text:p text:style-name="Text_20_body"><text:span text:style-name="OrgCode">packages-list</text:span> is a <text:span text:style-name="Emphasis">list</text:span> with elements of type <text:span text:style-name="Emphasis">package</text:span>.
</text:p>
            </text:list-item>
            <text:list-item>
              <text:p text:style-name="Text_20_body">
<text:bookmark-start text:name="OrgXref.org775eb1a"/>
<text:bookmark text:name="org775eb1a"/>Exceptional situations
<text:bookmark-end text:name="OrgXref.org775eb1a"/></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3ac1149"/>
<text:bookmark text:name="org3ac1149"/>Notes
<text:bookmark-end text:name="OrgXref.org3ac1149"/></text:p>
              <text:p text:style-name="Text_20_body">The returned <text:span text:style-name="Emphasis">list</text:span> must be safe to be modified by the user.
</text:p>
              <text:p text:style-name="Horizontal_20_Line"/>
            </text:list-item>
          </text:list>
        </text:list-item>
      </text:list>
      <text:h text:style-name="Heading_20_3" text:outline-level="3" text:is-list-header="false">
<text:bookmark-start text:name="OrgXref.orgcf261d3"/>
<text:bookmark text:name="orgcf261d3"/>Affected symbols
<text:bookmark-end text:name="OrgXref.orgcf261d3"/></text:h>
      <text:p text:style-name="Horizontal_20_Line"/>
      <text:list text:style-name="OrgNumberedList" text:continue-numbering="false">
        <text:list-item>
          <text:p text:style-name="Text_20_body">
<text:bookmark-start text:name="OrgXref.orgda7c001"/>
<text:bookmark text:name="orgda7c001"/>defpackage
<text:bookmark-end text:name="OrgXref.orgda7c001"/></text:p>
          <text:p text:style-name="Text_20_body">See <text:a xlink:type="simple" xlink:href="#defpackage">defpackage</text:a>.
</text:p>
          <text:p text:style-name="Horizontal_20_Line"/>
        </text:list-item>
        <text:list-item>
          <text:p text:style-name="Text_20_body">
<text:bookmark-start text:name="OrgXref.org731e253"/>
<text:bookmark text:name="org731e253"/>make-package
<text:bookmark-end text:name="OrgXref.org731e253"/></text:p>
          <text:p text:style-name="Text_20_body">See <text:a xlink:type="simple" xlink:href="#make-package">make-package</text:a>.
</text:p>
          <text:p text:style-name="Horizontal_20_Line"/>
        </text:list-item>
        <text:list-item>
          <text:p text:style-name="Text_20_body">
<text:bookmark-start text:name="OrgXref.orgecd1009"/>
<text:bookmark text:name="orgecd1009"/>find-package
<text:bookmark-end text:name="OrgXref.orgecd1009"/></text:p>
          <text:p text:style-name="Text_20_body">When argument to <text:span text:style-name="OrgCode">find-package</text:span> is a <text:span text:style-name="Emphasis">local nickname</text:span> that is defined in
the <text:span text:style-name="Emphasis">current package</text:span>, returns the package corresponding to this nickname.
</text:p>
          <text:p text:style-name="Text_20_body">This also affects all implied calls to <text:span text:style-name="OrgCode">find-package</text:span>, including but not
limited to those performed by the lisp reader as well as those performed by
<text:span text:style-name="OrgCode">export</text:span>, <text:span text:style-name="OrgCode">find-symbol</text:span>, <text:span text:style-name="OrgCode">import</text:span>, <text:span text:style-name="OrgCode">rename-package</text:span>, <text:span text:style-name="OrgCode">shadow</text:span>,
<text:span text:style-name="OrgCode">shadowing-import</text:span>, <text:span text:style-name="OrgCode">delete-package</text:span>, <text:span text:style-name="OrgCode">with-package-iterator</text:span>, <text:span text:style-name="OrgCode">unexport</text:span>,
<text:span text:style-name="OrgCode">unintern</text:span>, <text:span text:style-name="OrgCode">in-package</text:span>, <text:span text:style-name="OrgCode">unuse-package</text:span>, <text:span text:style-name="OrgCode">use-package</text:span>, <text:span text:style-name="OrgCode">do-symbols</text:span>,
<text:span text:style-name="OrgCode">do-external-symbols</text:span>, <text:span text:style-name="OrgCode">do-all-symbols</text:span>, <text:span text:style-name="OrgCode">intern</text:span>, <text:span text:style-name="OrgCode">package-name</text:span>,
<text:span text:style-name="OrgCode">package-nicknames</text:span>, <text:span text:style-name="OrgCode">package-shadowing-symbols</text:span>, <text:span text:style-name="OrgCode">package-use-list</text:span>,
<text:span text:style-name="OrgCode">package-used-by-list</text:span>.
</text:p>
          <text:p text:style-name="Text_20_body"><text:span text:style-name="OrgCode">add-package-local-nickname</text:span>, <text:span text:style-name="OrgCode">remove-package-local-nickname</text:span>,
<text:span text:style-name="OrgCode">package-local-nicknames</text:span> and <text:span text:style-name="OrgCode">package-locally-nicknamed-by</text:span> are also
affected.
</text:p>
          <text:p text:style-name="Text_20_body">There are two exceptions: <text:span text:style-name="OrgCode">make-package</text:span> and <text:span text:style-name="OrgCode">defpackage</text:span> must <text:span text:style-name="Bold">not</text:span> be
affected by <text:span text:style-name="Emphasis">local nicknames</text:span> of the <text:span text:style-name="Emphasis">current package</text:span>.
</text:p>
          <text:p text:style-name="Horizontal_20_Line"/>
        </text:list-item>
        <text:list-item>
          <text:p text:style-name="Text_20_body">
<text:bookmark-start text:name="OrgXref.org37f5d99"/>
<text:bookmark text:name="org37f5d99"/>rename-package
<text:bookmark-end text:name="OrgXref.org37f5d99"/></text:p>
          <text:p text:style-name="Text_20_body">When a package is renamed via <text:span text:style-name="OrgCode">rename-package</text:span> it maintains all <text:span text:style-name="Emphasis">local
nicknames</text:span> it is nicknamed by, as well as all <text:span text:style-name="Emphasis">local nicknames</text:span> it has
defined.
</text:p>
          <text:list text:style-name="OrgNumberedList" text:continue-numbering="true">
            <text:list-item>
              <text:p text:style-name="Text_20_body">
<text:bookmark-start text:name="OrgXref.orgbfc9c7d"/>
<text:bookmark text:name="orgbfc9c7d"/>Implementation dependent
<text:bookmark-end text:name="OrgXref.orgbfc9c7d"/></text:p>
              <text:p text:style-name="Text_20_body"><text:span text:style-name="Bold">PROPOSAL</text:span> (See <text:a xlink:type="simple" xlink:href="#issues">issues#4</text:a>.)
</text:p>
              <text:p text:style-name="Text_20_body">If a <text:span text:style-name="Emphasis">new-name</text:span> or one of <text:span text:style-name="Emphasis">new-nicknames</text:span> is shadowed by one of the <text:span text:style-name="Emphasis">local
nicknames</text:span> of the package being redefined, a warning might be signaled.
</text:p>
              <text:p text:style-name="Horizontal_20_Line"/>
            </text:list-item>
          </text:list>
        </text:list-item>
        <text:list-item>
          <text:p text:style-name="Text_20_body">
<text:bookmark-start text:name="OrgXref.orgbbb129a"/>
<text:bookmark text:name="orgbbb129a"/>delete-package
<text:bookmark-end text:name="OrgXref.orgbbb129a"/></text:p>
          <text:p text:style-name="Text_20_body">When a package is deleted via <text:span text:style-name="OrgCode">delete-package</text:span> all <text:span text:style-name="Emphasis">local nicknames</text:span>
defined in other packages that it was nicknamed by must be removed as well
as all <text:span text:style-name="Emphasis">local nicknames</text:span> defined in the package that is being deleted.
</text:p>
          <text:p text:style-name="Text_20_body">This also means that this package must not be available by calls to
<text:span text:style-name="OrgCode">package-locally-nicknamed-by-list</text:span> and <text:span text:style-name="OrgCode">package-local-nicknames</text:span>.
</text:p>
          <text:p text:style-name="Horizontal_20_Line"/>
        </text:list-item>
      </text:list>
      <text:h text:style-name="Heading_20_3" text:outline-level="3" text:is-list-header="false">
<text:bookmark-start text:name="OrgXref.orgc784fad"/>
<text:bookmark text:name="orgc784fad"/><text:span text:style-name="OrgCode">*FEATURES*</text:span>
<text:bookmark-end text:name="OrgXref.orgc784fad"/></text:h>
      <text:p text:style-name="Text_20_body">If an implementation supports package-local nicknames it should add symbols
<text:span text:style-name="OrgCode">:package-local-nicknames</text:span> and <text:span text:style-name="OrgCode">:cdr-15</text:span> (per CDR 14) to <text:span text:style-name="OrgCode">*features*</text:span>.
</text:p>
      <text:h text:style-name="Heading_20_2" text:outline-level="2" text:is-list-header="false">
<text:bookmark-start text:name="OrgXref.orgfa2bd59"/>
<text:bookmark text:name="orgfa2bd59"/>Examples
<text:bookmark-end text:name="OrgXref.orgfa2bd59"/></text:h>
      <text:p text:style-name="Text_20_body">[TODO]
</text:p>
      <text:h text:style-name="Heading_20_1" text:outline-level="1" text:is-list-header="false">
<text:bookmark-start text:name="OrgXref.org8b57601"/>
<text:bookmark text:name="org8b57601"/>Links
<text:bookmark-end text:name="OrgXref.org8b57601"/></text:h>
      <text:p text:style-name="Text_20_body">3b's <text:a xlink:type="simple" xlink:href="https://github.com/3b/package-local-nicknames/blob/master/docs.org">notes</text:a> on package-local nicknames.
</text:p>
      <text:p text:style-name="Text_20_body">phoe's <text:a xlink:type="simple" xlink:href="https://github.com/phoe/trivial-package-local-nicknames">tests</text:a>.
</text:p>
      <text:p text:style-name="Text_20_body">SBCL's <text:a xlink:type="simple" xlink:href="https://www.sbcl.org/manual/#Package_002dLocal-Nicknames">manual entry</text:a>.
</text:p>
      <text:h text:style-name="Heading_20_1" text:outline-level="1" text:is-list-header="false">
<text:bookmark-start text:name="OrgXref.org0d60fb7"/>
<text:bookmark text:name="org0d60fb7"/>Copying and License
<text:bookmark-end text:name="OrgXref.org0d60fb7"/></text:h>
      <text:p text:style-name="Text_20_body">[TOD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TypeFace" style:family="text">
      <style:text-properties fo:color="#92a65e"/>
    </style:style>
    <style:style style:name="OrgSrcFontLockFunctionNameFace" style:family="text">
      <style:text-properties fo:color="#cae682"/>
    </style:style>
    <style:style style:name="OrgSrcFontLockStringFace" style:family="text">
      <style:text-properties fo:color="#95e454"/>
    </style:style>
    <style:style style:name="OrgSrcFontLockCommentFace" style:family="text">
      <style:text-properties fo:color="#99968b"/>
    </style:style>
    <style:style style:name="OrgSrcFontLockCommentDelimiterFace" style:family="text">
      <style:text-properties fo:color="#99968b"/>
    </style:style>
    <style:style style:name="OrgSrcBlock" style:family="paragraph" style:parent-style-name="Preformatted_20_Text">
      <style:paragraph-properties fo:background-color="#111111" fo:padding="0.049cm" fo:border="0.51pt solid #000000" style:shadow="none">
        <style:background-image/>
      </style:paragraph-properties>
      <style:text-properties fo:color="#f6f3e8"/>
    </style:style>
    <style:style style:name="OrgSrcFontLockBuiltinFace" style:family="text">
      <style:text-properties fo:color="#e5786d"/>
    </style:style>
    <style:style style:name="OrgSrcFontLockKeywordFace" style:family="text">
      <style:text-properties fo:color="#8ac6f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leefre</dc:creator>
    <meta:initial-creator>Gleefre</meta:initial-creator>
    <dc:date>2024-07-04T17:01:04</dc:date>
    <meta:creation-date>2024-07-04T17:01:04</meta:creation-date>
    <meta:generator>Emacs 28.2 (Org mode 9.5.5)</meta:generator>
    <meta:keyword/>
    <dc:subject>This is a CDR specification for package-local nicknames.</dc:subject>
    <dc:title>Package-Local Nicknames</dc:title>
  </office:meta>
</office:document-meta>
</file>